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2.3438in"/>
    </style:style>
    <style:style style:name="Table6.B" style:family="table-column">
      <style:table-column-properties style:column-width="0.7396in"/>
    </style:style>
    <style:style style:name="Table6.C" style:family="table-column">
      <style:table-column-properties style:column-width="0.6875in"/>
    </style:style>
    <style:style style:name="Table6.D" style:family="table-column">
      <style:table-column-properties style:column-width="1.2083in"/>
    </style:style>
    <style:style style:name="Table6.E" style:family="table-column">
      <style:table-column-properties style:column-width="0.75in"/>
    </style:style>
    <style:style style:name="Table6.F" style:family="table-column">
      <style:table-column-properties style:column-width="0.770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text-properties style:font-name="Roboto Mono" fo:font-size="8pt" style:font-name-asian="Roboto Mono1" style:font-size-asian="8pt" style:font-name-complex="Roboto Mono1" style:font-size-complex="8pt"/>
    </style:style>
    <style:style style:name="P3" style:family="paragraph" style:parent-style-name="Standard">
      <style:paragraph-properties fo:margin-left="0in" fo:margin-right="0in" fo:margin-top="0.0555in" fo:margin-bottom="0in" loext:contextual-spacing="false" fo:line-height="100%"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fo:break-before="page"/>
    </style:style>
    <style:style style:name="P6" style:family="paragraph" style:parent-style-name="Standard">
      <style:paragraph-properties fo:margin-left="0.25in" fo:margin-right="0in" fo:margin-top="0.0417in" fo:margin-bottom="0in" loext:contextual-spacing="false" fo:line-height="100%" fo:text-indent="0in" style:auto-text-indent="false"/>
    </style:style>
    <style:style style:name="P7" style:family="paragraph" style:parent-style-name="Standard">
      <style:paragraph-properties fo:margin-left="0.25in" fo:margin-right="0in" fo:margin-top="0.0417in" fo:margin-bottom="0.0555in" loext:contextual-spacing="false" fo:line-height="100%" fo:text-indent="0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paragraph-properties fo:break-before="pag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Heading_20_1" style:master-page-name="Standard">
      <style:paragraph-properties style:page-number="1"/>
    </style:style>
    <style:style style:name="P16" style:family="paragraph" style:parent-style-name="Heading_20_2">
      <style:paragraph-properties fo:break-before="pag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style:font-name="Roboto Mono" fo:font-size="8pt" style:font-name-asian="Roboto Mono1" style:font-size-asian="8pt" style:font-name-complex="Roboto Mono1" style:font-size-complex="8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9l2i4h5w7g2"/>Updating the CA trust list in RHEL</text:p>
      <text:p text:style-name="Standard">Author: Kai Engert</text:p>
      <text:p text:style-name="Standard">Date: August/September/October 2018</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9l2i4h5w7g2" text:style-name="Index_20_Link" text:visited-style-name="Index_20_Link"><text:span text:style-name="T1">Updating the CA trust list in RHEL</text:span></text:a></text:p>
          <text:p text:style-name="P6"><text:a xlink:type="simple" xlink:href="#_4z4qm8zqnxf" text:style-name="Index_20_Link" text:visited-style-name="Index_20_Link"><text:span text:style-name="T1">Introduction</text:span></text:a></text:p>
          <text:p text:style-name="P6"><text:a xlink:type="simple" xlink:href="#_6s5aeajcuc9o" text:style-name="Index_20_Link" text:visited-style-name="Index_20_Link"><text:span text:style-name="T1">Distribution mechanics</text:span></text:a></text:p>
          <text:p text:style-name="P6"><text:a xlink:type="simple" xlink:href="#_ufa65d209zom" text:style-name="Index_20_Link" text:visited-style-name="Index_20_Link"><text:span text:style-name="T1">Related background information</text:span></text:a></text:p>
          <text:p text:style-name="P6"><text:a xlink:type="simple" xlink:href="#_bizgy91m8tsy" text:style-name="Index_20_Link" text:visited-style-name="Index_20_Link"><text:span text:style-name="T1">Script certdata-upstream-to-certdata-rhel.py</text:span></text:a></text:p>
          <text:p text:style-name="P6"><text:a xlink:type="simple" xlink:href="#_zghk1t6cx6xk" text:style-name="Index_20_Link" text:visited-style-name="Index_20_Link"><text:span text:style-name="T1">RHEL 5</text:span></text:a></text:p>
          <text:p text:style-name="P6"><text:a xlink:type="simple" xlink:href="#_s1xb86otzump" text:style-name="Index_20_Link" text:visited-style-name="Index_20_Link"><text:span text:style-name="T1">Script doit.sh</text:span></text:a></text:p>
          <text:p text:style-name="P7"><text:a xlink:type="simple" xlink:href="#_inroufs6ukyi" text:style-name="Index_20_Link" text:visited-style-name="Index_20_Link"><text:span text:style-name="T1">Script sort-bundle.py</text:span></text:a></text:p>
        </text:index-body>
      </text:table-of-content>
      <text:p text:style-name="Heading_20_2"><text:bookmark text:name="_4z4qm8zqnxf"/>Introduction</text:p>
      <text:p text:style-name="Standard">In RHEL we ship Mozilla’s CA certificate trust list, which is used to verify certificates used on the public Internet. It contains separate trust settings for server certificates (for verifying SSL/TLS servers) and email certificates (for verifying email correspondents). In past versions, it also contained separate trust settings for code signing.</text:p>
      <text:p text:style-name="Standard"/>
      <text:p text:style-name="Standard">In RHEL, the Mozilla CA trust list is distributed separately from Firefox/Thunderbird.</text:p>
      <text:p text:style-name="Standard">We used to ship two copies of the CA trust list, in two separate packages, in different formats.</text:p>
      <text:p text:style-name="Standard"/>
      <text:p text:style-name="Standard">The following packages distribute the CA trust list, based on RHEL version:</text:p>
      <table:table table:name="Table1" table:style-name="Table1">
        <table:table-column table:style-name="Table1.A" table:number-columns-repeated="5"/>
        <text:soft-page-break/>
        <table:table-row table:style-name="Table1.1">
          <table:table-cell table:style-name="Table1.A1" office:value-type="string">
            <text:p text:style-name="P1"/>
          </table:table-cell>
          <table:table-cell table:style-name="Table1.A1" office:value-type="string">
            <text:p text:style-name="P1">RHEL 5</text:p>
          </table:table-cell>
          <table:table-cell table:style-name="Table1.A1" office:value-type="string">
            <text:p text:style-name="P1">RHEL 6</text:p>
          </table:table-cell>
          <table:table-cell table:style-name="Table1.A1" office:value-type="string">
            <text:p text:style-name="P1">RHEL 7</text:p>
          </table:table-cell>
          <table:table-cell table:style-name="Table1.A1" office:value-type="string">
            <text:p text:style-name="P1">RHEL 8</text:p>
          </table:table-cell>
        </table:table-row>
        <table:table-row table:style-name="Table1.1">
          <table:table-cell table:style-name="Table1.A1" office:value-type="string">
            <text:p text:style-name="P1">openssl</text:p>
          </table:table-cell>
          <table:table-cell table:style-name="Table1.A1" office:value-type="string">
            <text:p text:style-name="P1">X</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ca-certificates</text:p>
          </table:table-cell>
          <table:table-cell table:style-name="Table1.A1" office:value-type="string">
            <text:p text:style-name="P1"/>
          </table:table-cell>
          <table:table-cell table:style-name="Table1.A1" office:value-type="string">
            <text:p text:style-name="P1">X</text:p>
          </table:table-cell>
          <table:table-cell table:style-name="Table1.A1" office:value-type="string">
            <text:p text:style-name="P1">X</text:p>
          </table:table-cell>
          <table:table-cell table:style-name="Table1.A1" office:value-type="string">
            <text:p text:style-name="P1">X</text:p>
          </table:table-cell>
        </table:table-row>
        <table:table-row table:style-name="Table1.1">
          <table:table-cell table:style-name="Table1.A1" office:value-type="string">
            <text:p text:style-name="P1">nss</text:p>
          </table:table-cell>
          <table:table-cell table:style-name="Table1.A1" office:value-type="string">
            <text:p text:style-name="P1">X</text:p>
          </table:table-cell>
          <table:table-cell table:style-name="Table1.A1" office:value-type="string">
            <text:p text:style-name="P1">X</text:p>
          </table:table-cell>
          <table:table-cell table:style-name="Table1.A1" office:value-type="string">
            <text:p text:style-name="P1">X</text:p>
          </table:table-cell>
          <table:table-cell table:style-name="Table1.A1" office:value-type="string">
            <text:p text:style-name="P1"/>
          </table:table-cell>
        </table:table-row>
      </table:table>
      <text:p text:style-name="Standard"/>
      <text:p text:style-name="Standard">Because some applications (or configurations) consume the list only from one of the distributed formats, we always update all packages.</text:p>
      <text:p text:style-name="Standard"><text:line-break/>Common motivations for updating the CA trust list in RHEL are:</text:p>
      <text:list xml:id="list2227480379" text:style-name="WWNum3">
        <text:list-item>
          <text:p text:style-name="P8">Firefox got updated on a RHEL branch and contains an updated CA list.<text:line-break/>This happens at least once per year.</text:p>
        </text:list-item>
        <text:list-item>
          <text:p text:style-name="P8">Ensure that software on older RHEL branch retains the ability to communicate with other systems that use current certificates.<text:line-break/>Product management prefers a yearly update of all <office:annotation office:name="__Annotation__106_2175269180"><dc:creator>Nikos Mavrogiannopoulos</dc:creator><dc:date>2018-11-09T11:12:44</dc:date><text:p><text:span text:style-name="T5">Active EUS releases are at:</text:span></text:p><text:p><text:span text:style-name="T5">https://access.redhat.com/support/policy/updates/errata/</text:span></text:p></office:annotation>EUS<office:annotation-end office:name="__Annotation__106_2175269180"/>/etc. Branches.</text:p>
        </text:list-item>
        <text:list-item>
          <text:p text:style-name="P8">A security incident.</text:p>
        </text:list-item>
      </text:list>
      <text:p text:style-name="Standard"/>
      <text:p text:style-name="Standard">Whenever engineering considers an update to the CA trust list, historically, engineering has proactively filed bugs and contacted product managers for approval.</text:p>
      <text:p text:style-name="Standard"/>
      <text:p text:style-name="Standard">This is a recent list of people that were contacted and involved in the approval process:</text:p>
      <text:p text:style-name="Standard">Tomas Hoger &lt;<text:a xlink:type="simple" xlink:href="mailto:thoger@redhat.com" text:style-name="ListLabel_20_28" text:visited-style-name="ListLabel_20_28"><text:span text:style-name="T1">thoger@redhat.com</text:span></text:a>&gt;, Brian Gollaher &lt;bgollahe@redhat.com&gt;, Steve Almy &lt;<text:a xlink:type="simple" xlink:href="mailto:salmy@redhat.com" text:style-name="ListLabel_20_28" text:visited-style-name="ListLabel_20_28"><text:span text:style-name="T1">salmy@redhat.com</text:span></text:a>&gt;, <text:s/>Mark Thacker &lt;mthacker@redhat.com&gt;, Cathy Giunta &lt;<text:a xlink:type="simple" xlink:href="mailto:cgiunta@redhat.com" text:style-name="ListLabel_20_28" text:visited-style-name="ListLabel_20_28"><text:span text:style-name="T1">cgiunta@redhat.com</text:span></text:a>&gt;, <text:s/>Huzaifa Sidhpurwala &lt;huzaifas@redhat.com&gt;, dpal &lt;<text:a xlink:type="simple" xlink:href="mailto:dpal@redhat.com" text:style-name="ListLabel_20_28" text:visited-style-name="ListLabel_20_28"><text:span text:style-name="T1">dpal@redhat.com</text:span></text:a>&gt;, <text:s/>Jaroslav Reznik &lt;jreznik@redhat.com&gt;, rhel-crypto &lt;<text:a xlink:type="simple" xlink:href="mailto:rhel-crypto@redhat.com" text:style-name="ListLabel_20_28" text:visited-style-name="ListLabel_20_28"><text:span text:style-name="T1">rhel-crypto@redhat.com</text:span></text:a>&gt;, <text:s/>Siddharth Nagar &lt;<text:a xlink:type="simple" xlink:href="mailto:snagar@redhat.com" text:style-name="ListLabel_20_28" text:visited-style-name="ListLabel_20_28"><text:span text:style-name="T1">snagar@redhat.com</text:span></text:a>&gt;</text:p>
      <text:p text:style-name="Standard"/>
      <text:p text:style-name="Standard">Here are links to lists of bugs from past update cycles:</text:p>
      <text:list xml:id="list2110141196" text:style-name="WWNum1">
        <text:list-item>
          <text:p text:style-name="P9"><text:a xlink:type="simple" xlink:href="http://etherpad.corp.redhat.com/firefox-52-2-ca-updates" text:style-name="ListLabel_20_28" text:visited-style-name="ListLabel_20_28"><text:span text:style-name="T1">http://etherpad.corp.redhat.com/firefox-52-2-ca-updates</text:span></text:a></text:p>
        </text:list-item>
        <text:list-item>
          <text:p text:style-name="P9"><text:a xlink:type="simple" xlink:href="http://etherpad.corp.redhat.com/firefox-60-ca-updates" text:style-name="ListLabel_20_28" text:visited-style-name="ListLabel_20_28"><text:span text:style-name="T1">http://etherpad.corp.redhat.com/firefox-60-ca-updates</text:span></text:a></text:p>
        </text:list-item>
      </text:list>
      <text:p text:style-name="Heading_20_2"><text:bookmark text:name="_6s5aeajcuc9o"/>Distribution mechanics</text:p>
      <text:p text:style-name="P4">The RHEL distribution of the CA trust list is based on files certdata.txt and nssckbi.h (version number), which are part of Mozilla NSS releases. Usually, (except for openssl on RHEL 5), files certdata.txt+nssckbi.h are copied into the distribution directory of an RPM package, and the package build script creates the format required for distribution.</text:p>
      <text:p text:style-name="P4"/>
      <text:p text:style-name="P4">For compatibility reasons, RHEL branches may use a modified version of the CA trust list, which contains one or more of the following changes:</text:p>
      <text:list xml:id="list3980993422" text:style-name="WWNum2">
        <text:list-item>
          <text:p text:style-name="P10">trust older CA certificates that use 1024-bit RSA keys, which are no longer trusted by Mozilla.</text:p>
        </text:list-item>
        <text:list-item>
          <text:p text:style-name="P10"><text:soft-page-break/>trust CAs for code signing</text:p>
        </text:list-item>
        <text:list-item>
          <text:p text:style-name="P10">Include or exclude a PKCS#11 attribute that flags a CA as originating from Mozilla’s trust list</text:p>
        </text:list-item>
      </text:list>
      <text:p text:style-name="P4"/>
      <text:p text:style-name="P4">Because RHEL’s CA trust modifications might be considered a less secure configuration by customers, newer RHEL branches offer a configuration choice using the ca-legacy configuration tool. <text:s/>This requires to distribute the CA trust list in two variations, which either uses RHEL’s modifications, or the unmodified Mozilla CA trust list. This is implemented by including multiple trust clags in the source certdata.txt text file. Only the ca-certificates package supports this configuration mechanism.</text:p>
      <text:p text:style-name="P4"/>
      <text:p text:style-name="P4"/>
      <text:p text:style-name="P4"/>
      <text:p text:style-name="P5">The following table shows the modifications to certdata.txt based on RHEL version:</text:p>
      <text:p text:style-name="P4"/>
      <table:table table:name="Table2" table:style-name="Table2">
        <table:table-column table:style-name="Table2.A" table:number-columns-repeated="5"/>
        <table:table-row table:style-name="Table2.1">
          <table:table-cell table:style-name="Table2.A1" office:value-type="string">
            <text:p text:style-name="P1">Package:<text:line-break/><text:span text:style-name="T3">ca-certificates</text:span></text:p>
          </table:table-cell>
          <table:table-cell table:style-name="Table2.A1" office:value-type="string">
            <text:p text:style-name="P1">Add 1024-bit</text:p>
          </table:table-cell>
          <table:table-cell table:style-name="Table2.A1" office:value-type="string">
            <text:p text:style-name="P1">Add codesign</text:p>
          </table:table-cell>
          <table:table-cell table:style-name="Table2.A1" office:value-type="string">
            <text:p text:style-name="P1">ca-legacy choice</text:p>
          </table:table-cell>
          <table:table-cell table:style-name="Table2.A1" office:value-type="string">
            <text:p text:style-name="P1">ca-policy attribute</text:p>
          </table:table-cell>
        </table:table-row>
        <table:table-row table:style-name="Table2.1">
          <table:table-cell table:style-name="Table2.A1" office:value-type="string">
            <text:p text:style-name="P1">RHEL 7.6<text:line-break/>RHEL 7.5</text:p>
          </table:table-cell>
          <table:table-cell table:style-name="Table2.A1" office:value-type="string">
            <text:p text:style-name="P1">no</text:p>
          </table:table-cell>
          <table:table-cell table:style-name="Table2.A1" office:value-type="string">
            <text:p text:style-name="P1">no</text:p>
          </table:table-cell>
          <table:table-cell table:style-name="Table2.A1" office:value-type="string">
            <text:p text:style-name="P1">yes</text:p>
          </table:table-cell>
          <table:table-cell table:style-name="Table2.A1" office:value-type="string">
            <text:p text:style-name="P1">yes</text:p>
          </table:table-cell>
        </table:table-row>
        <table:table-row table:style-name="Table2.1">
          <table:table-cell table:style-name="Table2.A1" office:value-type="string">
            <text:p text:style-name="P1">RHEL 6.10</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yes</text:p>
          </table:table-cell>
        </table:table-row>
        <table:table-row table:style-name="Table2.1">
          <table:table-cell table:style-name="Table2.A1" office:value-type="string">
            <text:p text:style-name="P1">RHEL 7.4</text:p>
          </table:table-cell>
          <table:table-cell table:style-name="Table2.A1" office:value-type="string">
            <text:p text:style-name="P1">no</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yes</text:p>
          </table:table-cell>
        </table:table-row>
        <table:table-row table:style-name="Table2.1">
          <table:table-cell table:style-name="Table2.A1" office:value-type="string">
            <text:p text:style-name="P1">RHEL 7.3<text:line-break/>RHEL 7.2<text:line-break/>RHEL 6.7</text:p>
            <text:p text:style-name="P1">RHEL 6.6</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no</text:p>
          </table:table-cell>
        </table:table-row>
        <table:table-row table:style-name="Table2.1">
          <table:table-cell table:style-name="Table2.A1" office:value-type="string">
            <text:p text:style-name="P1">RHEL 6.5</text:p>
          </table:table-cell>
          <table:table-cell table:style-name="Table2.A1" office:value-type="string">
            <text:p text:style-name="P1">yes</text:p>
          </table:table-cell>
          <table:table-cell table:style-name="Table2.A1" office:value-type="string">
            <text:p text:style-name="P1">yes</text:p>
          </table:table-cell>
          <table:table-cell table:style-name="Table2.A1" office:value-type="string">
            <text:p text:style-name="P1">no</text:p>
          </table:table-cell>
          <table:table-cell table:style-name="Table2.A1" office:value-type="string">
            <text:p text:style-name="P1">no</text:p>
          </table:table-cell>
        </table:table-row>
      </table:table>
      <text:p text:style-name="Standard"/>
      <text:p text:style-name="Standard"/>
      <table:table table:name="Table3" table:style-name="Table3">
        <table:table-column table:style-name="Table3.A" table:number-columns-repeated="5"/>
        <table:table-row table:style-name="Table3.1">
          <table:table-cell table:style-name="Table3.A1" office:value-type="string">
            <text:p text:style-name="P1">Package:<text:line-break/><text:span text:style-name="T3">openssl</text:span></text:p>
          </table:table-cell>
          <table:table-cell table:style-name="Table3.A1" office:value-type="string">
            <text:p text:style-name="P1">Add 1024-bit</text:p>
          </table:table-cell>
          <table:table-cell table:style-name="Table3.A1" office:value-type="string">
            <text:p text:style-name="P1">Add codesign</text:p>
          </table:table-cell>
          <table:table-cell table:style-name="Table3.A1" office:value-type="string">
            <text:p text:style-name="P1">ca-legacy choice</text:p>
          </table:table-cell>
          <table:table-cell table:style-name="Table3.A1" office:value-type="string">
            <text:p text:style-name="P1">ca-policy attribute</text:p>
          </table:table-cell>
        </table:table-row>
        <table:table-row table:style-name="Table3.1">
          <table:table-cell table:style-name="Table3.A1" office:value-type="string">
            <text:p text:style-name="P1">RHEL 5.11</text:p>
          </table:table-cell>
          <table:table-cell table:style-name="Table3.A1" office:value-type="string">
            <text:p text:style-name="P1">yes</text:p>
          </table:table-cell>
          <table:table-cell table:style-name="Table3.A1" office:value-type="string">
            <text:p text:style-name="P1">no</text:p>
          </table:table-cell>
          <table:table-cell table:style-name="Table3.A1" office:value-type="string">
            <text:p text:style-name="P1">no</text:p>
          </table:table-cell>
          <table:table-cell table:style-name="Table3.A1" office:value-type="string">
            <text:p text:style-name="P1">no</text:p>
          </table:table-cell>
        </table:table-row>
      </table:table>
      <text:p text:style-name="Standard"/>
      <text:p text:style-name="Standard"/>
      <table:table table:name="Table4" table:style-name="Table4">
        <table:table-column table:style-name="Table4.A" table:number-columns-repeated="5"/>
        <table:table-row table:style-name="Table4.1">
          <table:table-cell table:style-name="Table4.A1" office:value-type="string">
            <text:p text:style-name="P1">Package:<text:line-break/><text:span text:style-name="T3">nss</text:span></text:p>
          </table:table-cell>
          <table:table-cell table:style-name="Table4.A1" office:value-type="string">
            <text:p text:style-name="P1">Add 1024-bit</text:p>
          </table:table-cell>
          <table:table-cell table:style-name="Table4.A1" office:value-type="string">
            <text:p text:style-name="P1">Add codesign</text:p>
          </table:table-cell>
          <table:table-cell table:style-name="Table4.A1" office:value-type="string">
            <text:p text:style-name="P1">ca-legacy choice</text:p>
          </table:table-cell>
          <table:table-cell table:style-name="Table4.A1" office:value-type="string">
            <text:p text:style-name="P1">ca-policy attribute</text:p>
          </table:table-cell>
        </table:table-row>
        <table:table-row table:style-name="Table4.1">
          <table:table-cell table:style-name="Table4.A1" office:value-type="string">
            <text:p text:style-name="P1">RHEL 7.6<text:line-break/>RHEL 7.5</text:p>
          </table:table-cell>
          <table:table-cell table:style-name="Table4.A1" office:value-type="string">
            <text:p text:style-name="P1">no</text:p>
          </table:table-cell>
          <table:table-cell table:style-name="Table4.A1" office:value-type="string">
            <text:p text:style-name="P1">no</text:p>
          </table:table-cell>
          <table:table-cell table:style-name="Table4.A1" office:value-type="string">
            <text:p text:style-name="P1">no</text:p>
          </table:table-cell>
          <table:table-cell table:style-name="Table4.A1" office:value-type="string">
            <text:p text:style-name="P1">yes</text:p>
          </table:table-cell>
        </table:table-row>
        <table:table-row table:style-name="Table4.1">
          <table:table-cell table:style-name="Table4.A1" office:value-type="string">
            <text:p text:style-name="P1">RHEL 7.4</text:p>
          </table:table-cell>
          <table:table-cell table:style-name="Table4.A1" office:value-type="string">
            <text:p text:style-name="P1">no</text:p>
          </table:table-cell>
          <table:table-cell table:style-name="Table4.A1" office:value-type="string">
            <text:p text:style-name="P1">yes</text:p>
          </table:table-cell>
          <table:table-cell table:style-name="Table4.A1" office:value-type="string">
            <text:p text:style-name="P1">no</text:p>
          </table:table-cell>
          <table:table-cell table:style-name="Table4.A1" office:value-type="string">
            <text:p text:style-name="P1">yes</text:p>
          </table:table-cell>
        </table:table-row>
        <table:table-row table:style-name="Table4.1">
          <table:table-cell table:style-name="Table4.A1" office:value-type="string">
            <text:p text:style-name="P1">RHEL 7.3<text:line-break/>RHEL 7.2<text:line-break/>RHEL 6.7</text:p>
            <text:p text:style-name="P1">RHEL 6.6</text:p>
            <text:p text:style-name="P1">RHEL 6.5</text:p>
            <text:p text:style-name="P1">RHEL 5.11</text:p>
          </table:table-cell>
          <table:table-cell table:style-name="Table4.A1" office:value-type="string">
            <text:p text:style-name="P1">no</text:p>
          </table:table-cell>
          <table:table-cell table:style-name="Table4.A1" office:value-type="string">
            <text:p text:style-name="P1">yes</text:p>
          </table:table-cell>
          <table:table-cell table:style-name="Table4.A1" office:value-type="string">
            <text:p text:style-name="P1">no</text:p>
          </table:table-cell>
          <table:table-cell table:style-name="Table4.A1" office:value-type="string">
            <text:p text:style-name="P1">no</text:p>
          </table:table-cell>
        </table:table-row>
      </table:table>
      <text:p text:style-name="P4"/>
      <text:p text:style-name="P5">A script called certdata-upstream-to-certdata-rhel.py has been developed, which can be used to convert a certdata.txt file from the upstream NSS code distribution, and apply the above modifications. The resulting file can then be used as the input for the ca-certificates or nss source RPM packages.</text:p>
      <text:p text:style-name="P4"/>
      <text:p text:style-name="P4">Parameter --add-legacy-1024bit will add the reference file certdata-legacy-1024bit-rsa.txt.</text:p>
      <text:p text:style-name="P4"/>
      <text:p text:style-name="P4">Parameter --add-legacy-codesign will set code signing trust flags based on reference file certdata-2.14-code-signing-trust.txt.</text:p>
      <text:p text:style-name="P4"/>
      <text:p text:style-name="P4">The above flags support, and will use, separate LEGACY_CKA_TRUST_* flags, to offer the ca-legacy configuration choice.</text:p>
      <text:p text:style-name="P4"/>
      <text:p text:style-name="P4">Parameter --without-legacy-choice will remove the CKA_TRUST_* trust flags, and use the contents of the LEGACY_CKA_TRUST_* flags as CKA_TRUST_* trust.</text:p>
      <text:p text:style-name="P4"/>
      <text:p text:style-name="P4">Parameter --without-ca-policy-attribute can be used to exclude the PKCS#11 attribute CKA_NSS_MOZILLA_CA_POLICY if the distribution doesn’t use or doesn’t support it.</text:p>
      <text:p text:style-name="Heading_20_2"><text:bookmark text:name="_ufa65d209zom"/>Related background information </text:p>
      <text:p text:style-name="Standard">Starting with RHEL 6.5, we introduced a mechanism that allows a centrally configured CA trust list. It is described in the update-ca-trust manual page. In short, it uses directory hierarchies of master (source) files, and a mechanism to make it available in multiple file formats (extracted), and also using a PKCS#11 API.</text:p>
      <text:p text:style-name="Standard"/>
      <text:p text:style-name="Standard">Historically, the primary users of the PKCS#11 API were applications that are based on the NSS crypto library. This API has been implemented using the NSS library libnssckbi.so. Over time, some other applications also switched to read the CA trust list from this API, such as the gnutls library on newer RHEL versions.</text:p>
      <text:p text:style-name="Standard"/>
      <text:p text:style-name="Standard">The historical implementation of libnssckbi.so, as provided by NSS, uses static contents, which are defined at package build time.</text:p>
      <text:p text:style-name="Standard"/>
      <text:p text:style-name="Standard">In order to introduce a universal and flexible configuration mechanism for administrators, RHEL 6.5 and newer provide the p11-kit-trust.so module, which emulates the classic PKCS#11 API of the libnssckbi.so module.</text:p>
      <text:p text:style-name="Standard"/>
      <text:p text:style-name="P11">The following table shows the availability of the PKCS#11 APIs:</text:p>
      <table:table table:name="Table5" table:style-name="Table5">
        <table:table-column table:style-name="Table5.A" table:number-columns-repeated="3"/>
        <table:table-column table:style-name="Table5.D"/>
        <table:table-row table:style-name="Table5.1">
          <table:table-cell table:style-name="Table5.A1" office:value-type="string">
            <text:p text:style-name="P1"/>
          </table:table-cell>
          <table:table-cell table:style-name="Table5.A1" office:value-type="string">
            <text:p text:style-name="Standard">Static libnssckbi.so is available<text:line-break/>(provided by NSS)</text:p>
          </table:table-cell>
          <table:table-cell table:style-name="Table5.A1" office:value-type="string">
            <text:p text:style-name="Standard">Dynamic libnssckbi.so is available<text:line-break/>(emulated using p11-kit-trust.so)</text:p>
          </table:table-cell>
          <table:table-cell table:style-name="Table5.A1" office:value-type="string">
            <text:p text:style-name="P1">Default</text:p>
          </table:table-cell>
        </table:table-row>
        <table:table-row table:style-name="Table5.1">
          <table:table-cell table:style-name="Table5.A1" office:value-type="string">
            <text:p text:style-name="P1">RHEL 5</text:p>
          </table:table-cell>
          <table:table-cell table:style-name="Table5.A1" office:value-type="string">
            <text:p text:style-name="P1">X</text:p>
          </table:table-cell>
          <table:table-cell table:style-name="Table5.A1" office:value-type="string">
            <text:p text:style-name="P1">-</text:p>
          </table:table-cell>
          <table:table-cell table:style-name="Table5.A1" office:value-type="string">
            <text:p text:style-name="P1">static</text:p>
          </table:table-cell>
        </table:table-row>
        <table:table-row table:style-name="Table5.1">
          <table:table-cell table:style-name="Table5.A1" office:value-type="string">
            <text:p text:style-name="P1">RHEL 6.0 to 6.4</text:p>
          </table:table-cell>
          <table:table-cell table:style-name="Table5.A1" office:value-type="string">
            <text:p text:style-name="P1">X</text:p>
          </table:table-cell>
          <table:table-cell table:style-name="Table5.A1" office:value-type="string">
            <text:p text:style-name="P1">-</text:p>
          </table:table-cell>
          <table:table-cell table:style-name="Table5.A1" office:value-type="string">
            <text:p text:style-name="P1">static</text:p>
          </table:table-cell>
        </table:table-row>
        <table:table-row table:style-name="Table5.1">
          <table:table-cell table:style-name="Table5.A1" office:value-type="string">
            <text:p text:style-name="P1">RHEL 6.5+ 64-bit</text:p>
          </table:table-cell>
          <table:table-cell table:style-name="Table5.A1" office:value-type="string">
            <text:p text:style-name="P1">X</text:p>
          </table:table-cell>
          <table:table-cell table:style-name="Table5.A1" office:value-type="string">
            <text:p text:style-name="P1">X</text:p>
          </table:table-cell>
          <table:table-cell table:style-name="Table5.A1" office:value-type="string">
            <text:p text:style-name="P1">static</text:p>
          </table:table-cell>
        </table:table-row>
        <table:table-row table:style-name="Table5.1">
          <table:table-cell table:style-name="Table5.A1" office:value-type="string">
            <text:p text:style-name="P1">RHEL 6.5+ multilib<text:line-break/>(32-bit on 64-bit host)</text:p>
          </table:table-cell>
          <table:table-cell table:style-name="Table5.A1" office:value-type="string">
            <text:p text:style-name="P1">X</text:p>
          </table:table-cell>
          <table:table-cell table:style-name="Table5.A1" office:value-type="string">
            <text:p text:style-name="P1">-</text:p>
            <text:p text:style-name="P1">(distribution bug)</text:p>
          </table:table-cell>
          <table:table-cell table:style-name="Table5.A1" office:value-type="string">
            <text:p text:style-name="P1">static</text:p>
          </table:table-cell>
        </table:table-row>
        <table:table-row table:style-name="Table5.1">
          <table:table-cell table:style-name="Table5.A1" office:value-type="string">
            <text:p text:style-name="P1">RHEL 7.0 to 7.5 64-bit</text:p>
          </table:table-cell>
          <table:table-cell table:style-name="Table5.A1" office:value-type="string">
            <text:p text:style-name="P1">X</text:p>
          </table:table-cell>
          <table:table-cell table:style-name="Table5.A1" office:value-type="string">
            <text:p text:style-name="P1">X</text:p>
          </table:table-cell>
          <table:table-cell table:style-name="Table5.A1" office:value-type="string">
            <text:p text:style-name="P1">dynamic</text:p>
          </table:table-cell>
        </table:table-row>
        <table:table-row table:style-name="Table5.1">
          <table:table-cell table:style-name="Table5.A1" office:value-type="string">
            <text:p text:style-name="P1">RHEL 7.0 to 7.5 multilib<text:line-break/>(32-bit on 64-bit host)</text:p>
          </table:table-cell>
          <table:table-cell table:style-name="Table5.A1" office:value-type="string">
            <text:p text:style-name="P1">X</text:p>
          </table:table-cell>
          <table:table-cell table:style-name="Table5.A1" office:value-type="string">
            <text:p text:style-name="P1">-<text:line-break/>(distribution bug)</text:p>
          </table:table-cell>
          <table:table-cell table:style-name="Table5.A1" office:value-type="string">
            <text:p text:style-name="P1">static</text:p>
          </table:table-cell>
        </table:table-row>
        <table:table-row table:style-name="Table5.1">
          <table:table-cell table:style-name="Table5.A1" office:value-type="string">
            <text:p text:style-name="P1">RHEL 7.6+</text:p>
          </table:table-cell>
          <table:table-cell table:style-name="Table5.A1" office:value-type="string">
            <text:p text:style-name="P1">X</text:p>
          </table:table-cell>
          <table:table-cell table:style-name="Table5.A1" office:value-type="string">
            <text:p text:style-name="P1">X</text:p>
          </table:table-cell>
          <table:table-cell table:style-name="Table5.A1" office:value-type="string">
            <text:p text:style-name="P1">dynamic</text:p>
          </table:table-cell>
        </table:table-row>
        <table:table-row table:style-name="Table5.1">
          <table:table-cell table:style-name="Table5.A1" office:value-type="string">
            <text:p text:style-name="P1">RHEL 8</text:p>
          </table:table-cell>
          <table:table-cell table:style-name="Table5.A1" office:value-type="string">
            <text:p text:style-name="P1">-</text:p>
          </table:table-cell>
          <table:table-cell table:style-name="Table5.A1" office:value-type="string">
            <text:p text:style-name="P1">X</text:p>
          </table:table-cell>
          <table:table-cell table:style-name="Table5.A1" office:value-type="string">
            <text:p text:style-name="P1">dynamic</text:p>
          </table:table-cell>
        </table:table-row>
      </table:table>
      <text:p text:style-name="Standard"/>
      <text:p text:style-name="Standard">On RHEL 6.x and RHEL 7.x, a low-level configuration mechanism exists, which allows an administrator to configure which of these modules should be used by applications that access the PKCS#11 API. It is implemented using the general update-alternatives configuration tool. Administrators probably rarely use this mechanism. The mechanism is automatically used by the package installation scripts, and also define which one is used by default, by assigning priority levels. However, a missing package (such as a missing 32-bit architecture package on a 64-bit host), can cause the lower priority alternative to be used, if the higher priority alternative isn’t available.</text:p>
      <text:p text:style-name="Standard"/>
      <text:p text:style-name="Standard">On RHEL 6.x, for backwards compatibility reasons, the static NSS module is used by default.</text:p>
      <text:p text:style-name="Standard"/>
      <text:p text:style-name="Standard">On RHEL 6.x only (not RHEL 7), a high level configuration mechanism is used (on top of the above low-level mechanism).</text:p>
      <text:p text:style-name="Standard">Admins can opt in to the newer, more flexible configuration with command “update-ca-trust enable”. The configuration can be checked using “update-ca-trust check”. Documentation can be found with “man update-ca-trust”.</text:p>
      <text:p text:style-name="Standard"/>
      <text:p text:style-name="Standard">That RHEL 6.x configuration isn’t limited to the PKCS#11 API. It also controls symbolic links, for well known filenames, which point to files in PEM file format or Java keyring file format.</text:p>
      <text:p text:style-name="Standard"/>
      <text:p text:style-name="Standard">The following table shows what those files contain, depending on configuratio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2"/>
          </table:table-cell>
          <table:table-cell table:style-name="Table6.A1" office:value-type="string">
            <text:p text:style-name="P12">RHEL 5</text:p>
          </table:table-cell>
          <table:table-cell table:style-name="Table6.A1" office:value-type="string">
            <text:p text:style-name="P12">RHEL 6.0-6.4</text:p>
          </table:table-cell>
          <table:table-cell table:style-name="Table6.A1" office:value-type="string">
            <text:p text:style-name="P12">RHEL 6.5+</text:p>
          </table:table-cell>
          <table:table-cell table:style-name="Table6.A1" office:value-type="string">
            <text:p text:style-name="P12">RHEL 7</text:p>
          </table:table-cell>
          <table:table-cell table:style-name="Table6.A1" office:value-type="string">
            <text:p text:style-name="P12">RHEL 8</text:p>
          </table:table-cell>
        </table:table-row>
        <table:table-row table:style-name="Table6.1">
          <table:table-cell table:style-name="Table6.A1" office:value-type="string">
            <text:p text:style-name="P12">As distributed with package, or manually changed by user.</text:p>
            <text:p text:style-name="P12">Treated as config files, never</text:p>
            <text:p text:style-name="P12">updated by RPM after manual change.</text:p>
          </table:table-cell>
          <table:table-cell table:style-name="Table6.A1" office:value-type="string">
            <text:p text:style-name="P12">X</text:p>
          </table:table-cell>
          <table:table-cell table:style-name="Table6.A1" office:value-type="string">
            <text:p text:style-name="P12">X</text:p>
          </table:table-cell>
          <table:table-cell table:style-name="Table6.A1" office:value-type="string">
            <text:p text:style-name="P12">X (default configuration:</text:p>
            <text:p text:style-name="P12">DISABLE)</text:p>
          </table:table-cell>
          <table:table-cell table:style-name="Table6.A1" office:value-type="string">
            <text:p text:style-name="P12"/>
          </table:table-cell>
          <table:table-cell table:style-name="Table6.A1" office:value-type="string">
            <text:p text:style-name="P12"/>
          </table:table-cell>
        </table:table-row>
        <table:table-row table:style-name="Table6.1">
          <table:table-cell table:style-name="Table6.A1" office:value-type="string">
            <text:p text:style-name="P12">Created using the update-ca-trust script which combines distributed CA trust with local system configuration.</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2">X (opt-in configuration:</text:p>
            <text:p text:style-name="P12">ENABLE)</text:p>
          </table:table-cell>
          <table:table-cell table:style-name="Table6.A1" office:value-type="string">
            <text:p text:style-name="P12">X</text:p>
          </table:table-cell>
          <table:table-cell table:style-name="Table6.A1" office:value-type="string">
            <text:p text:style-name="P12">X</text:p>
          </table:table-cell>
        </table:table-row>
      </table:table>
      <text:p text:style-name="Standard"/>
      <text:p text:style-name="Standard">Because RHEL 6 uses the static NSS module by default, updates to RHEL 6 should be shipped for both the ca-certificates and the nss packages.</text:p>
      <text:p text:style-name="Standard"/>
      <text:p text:style-name="Standard">Because of the distribution bug on RHEL 7.0 to RHEL 7.5, which prevents 32-bit applications from using the dynamic PKCS#11 trust list API, updates to RHEL &lt;=7.5 should be shipped for both the ca-certificates and the nss packages. (The same distribution exists on all RHEL 6.x versions, which means the argument also applies to RHEL 6.5+.)</text:p>
      <text:p text:style-name="Standard"/>
      <text:p text:style-name="Standard">Because the static NSS module is still available in RHEL 7.6+, and some applications might ignore the system configuration and explicitly choose to open the module contained in the NSS package, updates to the CA trust list on RHEL &gt;=7.6 should be shipped for both the ca-certificates and the nss packages.</text:p>
      <text:p text:style-name="Standard"/>
      <text:p text:style-name="Standard">I recommend to read my justification in <text:a xlink:type="simple" xlink:href="https://bugzilla.redhat.com/show_bug.cgi?id=1446636" text:style-name="ListLabel_20_28" text:visited-style-name="ListLabel_20_28"><text:span text:style-name="T1">https://bugzilla.redhat.com/show_bug.cgi?id=1446636</text:span></text:a> why updating the CA list in openssl on rhel 5 is useful.</text:p>
      <text:p text:style-name="Standard"/>
      <text:p text:style-name="Standard">Note this changelog item, which explains why one of the legacy CA seems to be contained twice:</text:p>
      <text:p text:style-name="Standard">* Thu Dec 04 2014 Kai Engert &lt;kaie@redhat.com&gt; - 2014.1.98-65.2</text:p>
      <text:p text:style-name="Standard">- Add an alternative version of the "Thawte Premium Server CA" root,</text:p>
      <text:p text:style-name="Standard"><text:s text:c="2"/>which carries a SHA1-RSA signature, to allow OpenJDK to verify applets</text:p>
      <text:p text:style-name="Standard"><text:s text:c="2"/>which contain that version of the root certificate (rhbz#1138230).</text:p>
      <text:p text:style-name="Standard"><text:s text:c="2"/>This change doesn't add trust for another key, because both versions</text:p>
      <text:p text:style-name="Standard"><text:s text:c="2"/>of the certificate use the same public key.</text:p>
      <text:p text:style-name="Standard"/>
      <text:p text:style-name="Standard">Hint: When building ca-certificates on RHEL 6, it will regularly fail, because it requires jdk, which is only available for i386 or x86_64. There’s no way to require such a buildhost. You must repeatedly submit the build, until you’re lucky and get a builder of the supported architecture.</text:p>
      <text:p text:style-name="Standard"/>
      <text:p text:style-name="P16"><text:bookmark text:name="_bizgy91m8tsy"/>Script certdata-upstream-to-certdata-rhel.py</text:p>
      <text:p text:style-name="Standard"/>
      <text:p text:style-name="Standard"><text:span text:style-name="T4">#!/usr/bin/python</text:span></text:p>
      <text:p text:style-name="Standard"><text:span text:style-name="T4">#</text:span></text:p>
      <text:p text:style-name="Standard"><text:span text:style-name="T4"># certdata-upstream-to-certdata-rhel.py</text:span></text:p>
      <text:p text:style-name="Standard"><text:span text:style-name="T4"># Copyright (C) 2017-2018 Kai Engert &lt;kaie@redhat.com&gt;</text:span></text:p>
      <text:p text:style-name="Standard"><text:span text:style-name="T4">#</text:span></text:p>
      <text:p text:style-name="Standard"><text:span text:style-name="T4"># A script that modifies upstream certdata.txt and adjusts it for the</text:span></text:p>
      <text:p text:style-name="Standard"><text:span text:style-name="T4"># needs of the ca-certificates / nss packages in RHEL.</text:span></text:p>
      <text:p text:style-name="Standard"><text:span text:style-name="T4">#</text:span></text:p>
      <text:p text:style-name="Standard"><text:span text:style-name="T4"># File was based on certdata-code-signing-compatibility.py,</text:span></text:p>
      <text:p text:style-name="Standard"><text:span text:style-name="T4"># which was based on certdata2pem, which was</text:span></text:p>
      <text:p text:style-name="Standard"><text:span text:style-name="T4"># Copyright (C) 2009 Philipp Kern &lt;pkern@debian.org&gt;</text:span></text:p>
      <text:p text:style-name="Standard"><text:span text:style-name="T4"># Copyright (C) 2013 Kai Engert &lt;kaie@redhat.com&gt;</text:span></text:p>
      <text:p text:style-name="Standard"><text:span text:style-name="T4">#</text:span></text:p>
      <text:p text:style-name="Standard"><text:span text:style-name="T4"># This program is free software; you can redistribute it and/or modify</text:span></text:p>
      <text:p text:style-name="Standard"><text:span text:style-name="T4"># it under the terms of the GNU General Public License as published by</text:span></text:p>
      <text:p text:style-name="Standard"><text:span text:style-name="T4"># the Free Software Foundation; either version 2 of the License, or</text:span></text:p>
      <text:p text:style-name="Standard"><text:span text:style-name="T4"># (at your option) any later version.</text:span></text:p>
      <text:p text:style-name="Standard"><text:span text:style-name="T4">#</text:span></text:p>
      <text:p text:style-name="Standard"><text:span text:style-name="T4"># This program is distributed in the hope that it will be useful,</text:span></text:p>
      <text:p text:style-name="Standard"><text:soft-page-break/><text:span text:style-name="T4"># but WITHOUT ANY WARRANTY; without even the implied warranty of</text:span></text:p>
      <text:p text:style-name="Standard"><text:span text:style-name="T4"># MERCHANTABILITY or FITNESS FOR A PARTICULAR PURPOSE. <text:s/>See the</text:span></text:p>
      <text:p text:style-name="Standard"><text:span text:style-name="T4"># GNU General Public License for more details.</text:span></text:p>
      <text:p text:style-name="Standard"><text:span text:style-name="T4">#</text:span></text:p>
      <text:p text:style-name="Standard"><text:span text:style-name="T4"># You should have received a copy of the GNU General Public License</text:span></text:p>
      <text:p text:style-name="Standard"><text:span text:style-name="T4"># along with this program; if not, write to the Free Software</text:span></text:p>
      <text:p text:style-name="Standard"><text:span text:style-name="T4"># Foundation, Inc., 51 Franklin St, Fifth Floor, Boston, MA 02110-1301,</text:span></text:p>
      <text:p text:style-name="Standard"><text:span text:style-name="T4"># USA.</text:span></text:p>
      <text:p text:style-name="P2"/>
      <text:p text:style-name="Standard"><text:span text:style-name="T4">import base64</text:span></text:p>
      <text:p text:style-name="Standard"><text:span text:style-name="T4">import os.path</text:span></text:p>
      <text:p text:style-name="Standard"><text:span text:style-name="T4">import re</text:span></text:p>
      <text:p text:style-name="Standard"><text:span text:style-name="T4">import sys</text:span></text:p>
      <text:p text:style-name="Standard"><text:span text:style-name="T4">import textwrap</text:span></text:p>
      <text:p text:style-name="Standard"><text:span text:style-name="T4">import urllib</text:span></text:p>
      <text:p text:style-name="Standard"><text:span text:style-name="T4">from optparse import OptionParser</text:span></text:p>
      <text:p text:style-name="P2"/>
      <text:p text:style-name="Standard"><text:span text:style-name="T4">o = OptionParser()</text:span></text:p>
      <text:p text:style-name="Standard"><text:span text:style-name="T4">o.add_option('--add-legacy-1024bit', dest="add_legacy_1024bit", action="store_true", default=False)</text:span></text:p>
      <text:p text:style-name="Standard"><text:span text:style-name="T4">o.add_option('--add-legacy-codesign', dest="add_legacy_codesign", action="store_true", default=False)</text:span></text:p>
      <text:p text:style-name="Standard"><text:span text:style-name="T4">o.add_option('--without-legacy-choice', dest="with_legacy_choice", action="store_false", default=True)</text:span></text:p>
      <text:p text:style-name="Standard"><text:soft-page-break/><text:span text:style-name="T4">o.add_option('--without-ca-policy-attribute', dest="with_ca_policy", action="store_false", default=True)</text:span></text:p>
      <text:p text:style-name="Standard"><text:span text:style-name="T4">o.add_option('--input', dest="input", action="store", default="upstream-certdata.txt")</text:span></text:p>
      <text:p text:style-name="Standard"><text:span text:style-name="T4">o.add_option('--output', dest="output", action="store", default="rhel-certdata.txt")</text:span></text:p>
      <text:p text:style-name="Standard"><text:span text:style-name="T4">o.add_option('--legacy-codesign-input', dest="legacy_codesign_input", action="store", default="certdata-2.14-code-signing-trust.txt")</text:span></text:p>
      <text:p text:style-name="Standard"><text:span text:style-name="T4">o.add_option('--legacy-1024bit-input', dest="legacy_1024bit_input", action="store", default="certdata-legacy-1024bit-rsa.txt")</text:span></text:p>
      <text:p text:style-name="P2"/>
      <text:p text:style-name="Standard"><text:span text:style-name="T4">(options,args) = o.parse_args( sys.argv[1:] )</text:span></text:p>
      <text:p text:style-name="Standard"><text:span text:style-name="T4">#print (options)</text:span></text:p>
      <text:p text:style-name="P2"/>
      <text:p text:style-name="Standard"><text:span text:style-name="T4">def make_issuer_serial_key(obj):</text:span></text:p>
      <text:p text:style-name="Standard"><text:span text:style-name="T4"><text:tab/>return obj['CKA_ISSUER'] + obj['CKA_SERIAL_NUMBER']</text:span></text:p>
      <text:p text:style-name="P2"/>
      <text:p text:style-name="Standard"><text:span text:style-name="T4">codesign_reference_objects = []</text:span></text:p>
      <text:p text:style-name="Standard"><text:span text:style-name="T4">in_data, in_multiline, in_obj = False, False, False</text:span></text:p>
      <text:p text:style-name="Standard"><text:span text:style-name="T4">field, type, value, obj = None, None, None, dict()</text:span></text:p>
      <text:p text:style-name="Standard"><text:span text:style-name="T4">in_trust = False</text:span></text:p>
      <text:p text:style-name="P2"/>
      <text:p text:style-name="Standard"><text:span text:style-name="T4"># PHASE: prepare code_signing_whitelist</text:span></text:p>
      <text:p text:style-name="Standard"><text:span text:style-name="T4"># algorithm:</text:span></text:p>
      <text:p text:style-name="Standard"><text:span text:style-name="T4">#go through options.legacy_codesign_input (which is a reference file,</text:span></text:p>
      <text:p text:style-name="Standard"><text:span text:style-name="T4"># the latest upstream certdata that included code signing trust bits)</text:span></text:p>
      <text:p text:style-name="Standard"><text:soft-page-break/><text:span text:style-name="T4">#if CKA_CLASS is CKO_NSS_TRUST</text:span></text:p>
      <text:p text:style-name="Standard"><text:span text:style-name="T4">#and CKA_TRUST_CODE_SIGNING is CKT_NSS_TRUSTED_DELEGATOR</text:span></text:p>
      <text:p text:style-name="Standard"><text:span text:style-name="T4">#then add CKA_ISSUER + CKA_SERIAL_NUMBER to code-signing-whitelist</text:span></text:p>
      <text:p text:style-name="Standard"><text:span text:style-name="T4">#</text:span></text:p>
      <text:p text:style-name="Standard"><text:span text:style-name="T4">#later we go through new certdata.txt</text:span></text:p>
      <text:p text:style-name="Standard"><text:span text:style-name="T4">#if CKA_CLASS is CKO_NSS_TRUST</text:span></text:p>
      <text:p text:style-name="Standard"><text:span text:style-name="T4">#and CKA_TRUST_SERVER_AUTH is CKT_NSS_TRUSTED_DELEGATOR</text:span></text:p>
      <text:p text:style-name="Standard"><text:span text:style-name="T4">#get new CKA_ISSUER + CKA_SERIAL_NUMBER</text:span></text:p>
      <text:p text:style-name="Standard"><text:span text:style-name="T4">#if code-signing-whitelist contains CKA_ISSUER + CKA_SERIAL_NUMBER,</text:span></text:p>
      <text:p text:style-name="Standard"><text:span text:style-name="T4">#then set CKA_TRUST_CODE_SIGNING to CKT_NSS_TRUSTED_DELEGATOR</text:span></text:p>
      <text:p text:style-name="P2"/>
      <text:p text:style-name="Standard"><text:span text:style-name="T4">code_signing_whitelist = set()</text:span></text:p>
      <text:p text:style-name="Standard"><text:span text:style-name="T4">if options.add_legacy_codesign:</text:span></text:p>
      <text:p text:style-name="Standard"><text:span text:style-name="T4"><text:tab/>for line in open(options.legacy_codesign_input, 'r'):</text:span></text:p>
      <text:p text:style-name="Standard"><text:span text:style-name="T4"><text:s text:c="4"/><text:tab/># Ignore the file header.</text:span></text:p>
      <text:p text:style-name="Standard"><text:span text:style-name="T4"><text:s text:c="4"/><text:tab/>if not in_data:</text:span></text:p>
      <text:p text:style-name="Standard"><text:span text:style-name="T4"><text:s text:c="8"/><text:tab/>if line.startswith('BEGINDATA'):</text:span></text:p>
      <text:p text:style-name="Standard"><text:span text:style-name="T4"><text:s text:c="12"/><text:tab/>in_data = True</text:span></text:p>
      <text:p text:style-name="Standard"><text:span text:style-name="T4"><text:s text:c="8"/><text:tab/>continue</text:span></text:p>
      <text:p text:style-name="Standard"><text:span text:style-name="T4"><text:s text:c="4"/><text:tab/># Ignore comment lines.</text:span></text:p>
      <text:p text:style-name="Standard"><text:span text:style-name="T4"><text:s text:c="4"/><text:tab/>if line.startswith('#'):</text:span></text:p>
      <text:p text:style-name="Standard"><text:soft-page-break/><text:span text:style-name="T4"><text:s text:c="8"/><text:tab/>continue</text:span></text:p>
      <text:p text:style-name="Standard"><text:span text:style-name="T4"><text:s text:c="4"/><text:tab/># Empty lines are significant if we are inside an object.</text:span></text:p>
      <text:p text:style-name="Standard"><text:span text:style-name="T4"><text:s text:c="4"/><text:tab/>if len(line.strip()) == 0:</text:span></text:p>
      <text:p text:style-name="Standard"><text:span text:style-name="T4"><text:s text:c="8"/><text:tab/>if in_obj:</text:span></text:p>
      <text:p text:style-name="Standard"><text:span text:style-name="T4"><text:s text:c="12"/><text:tab/># end of object reached, add it, and reset</text:span></text:p>
      <text:p text:style-name="Standard"><text:span text:style-name="T4"><text:s text:c="12"/><text:tab/>codesign_reference_objects.append(obj)</text:span></text:p>
      <text:p text:style-name="Standard"><text:span text:style-name="T4"><text:s text:c="12"/><text:tab/>obj = dict()</text:span></text:p>
      <text:p text:style-name="Standard"><text:span text:style-name="T4"><text:s text:c="12"/><text:tab/>in_obj = False</text:span></text:p>
      <text:p text:style-name="Standard"><text:span text:style-name="T4"><text:s text:c="12"/><text:tab/>in_trust = False</text:span></text:p>
      <text:p text:style-name="Standard"><text:span text:style-name="T4"><text:s text:c="8"/><text:tab/>continue</text:span></text:p>
      <text:p text:style-name="P2"/>
      <text:p text:style-name="Standard"><text:span text:style-name="T4"><text:s text:c="4"/><text:tab/>if in_multiline:</text:span></text:p>
      <text:p text:style-name="Standard"><text:span text:style-name="T4"><text:s text:c="8"/><text:tab/>if not line.startswith('END'):</text:span></text:p>
      <text:p text:style-name="Standard"><text:span text:style-name="T4"><text:s text:c="12"/><text:tab/>if type == 'MULTILINE_OCTAL':</text:span></text:p>
      <text:p text:style-name="Standard"><text:span text:style-name="T4"><text:s text:c="16"/><text:tab/>line = line.strip()</text:span></text:p>
      <text:p text:style-name="Standard"><text:span text:style-name="T4"><text:s text:c="16"/><text:tab/>for i in re.finditer(r'\\([0-3][0-7][0-7])', line):</text:span></text:p>
      <text:p text:style-name="Standard"><text:span text:style-name="T4"><text:s text:c="20"/><text:tab/>value += chr(int(i.group(1), 8))</text:span></text:p>
      <text:p text:style-name="Standard"><text:span text:style-name="T4"><text:s text:c="12"/><text:tab/>else:</text:span></text:p>
      <text:p text:style-name="Standard"><text:span text:style-name="T4"><text:s text:c="16"/><text:tab/>value += line</text:span></text:p>
      <text:p text:style-name="Standard"><text:span text:style-name="T4"><text:s text:c="12"/><text:tab/>continue</text:span></text:p>
      <text:p text:style-name="Standard"><text:span text:style-name="T4"><text:s text:c="8"/><text:tab/>obj[field] = value</text:span></text:p>
      <text:p text:style-name="Standard"><text:soft-page-break/><text:span text:style-name="T4"><text:s text:c="8"/><text:tab/>in_multiline = False</text:span></text:p>
      <text:p text:style-name="Standard"><text:span text:style-name="T4"><text:s text:c="8"/><text:tab/>continue</text:span></text:p>
      <text:p text:style-name="Standard"><text:span text:style-name="T4"><text:s text:c="4"/><text:tab/>if line.startswith('CKA_CLASS'):</text:span></text:p>
      <text:p text:style-name="Standard"><text:span text:style-name="T4"><text:s text:c="8"/><text:tab/>in_obj = True</text:span></text:p>
      <text:p text:style-name="Standard"><text:span text:style-name="T4"><text:s text:c="4"/><text:tab/>line_parts = line.strip().split(' ', 2)</text:span></text:p>
      <text:p text:style-name="Standard"><text:span text:style-name="T4"><text:s text:c="4"/><text:tab/>if len(line_parts) &gt; 2:</text:span></text:p>
      <text:p text:style-name="Standard"><text:span text:style-name="T4"><text:s text:c="8"/><text:tab/>field, type = line_parts[0:2]</text:span></text:p>
      <text:p text:style-name="Standard"><text:span text:style-name="T4"><text:s text:c="8"/><text:tab/>value = ' '.join(line_parts[2:])</text:span></text:p>
      <text:p text:style-name="Standard"><text:span text:style-name="T4"><text:s text:c="4"/><text:tab/>elif len(line_parts) == 2:</text:span></text:p>
      <text:p text:style-name="Standard"><text:span text:style-name="T4"><text:s text:c="8"/><text:tab/>field, type = line_parts</text:span></text:p>
      <text:p text:style-name="Standard"><text:span text:style-name="T4"><text:s text:c="8"/><text:tab/>value = None</text:span></text:p>
      <text:p text:style-name="Standard"><text:span text:style-name="T4"><text:s text:c="4"/><text:tab/>else:</text:span></text:p>
      <text:p text:style-name="Standard"><text:span text:style-name="T4"><text:s text:c="8"/><text:tab/>raise NotImplementedError, 'line_parts &lt; 2 not supported.\n' + line</text:span></text:p>
      <text:p text:style-name="P2"/>
      <text:p text:style-name="Standard"><text:span text:style-name="T4"><text:s text:c="4"/><text:tab/>if field == 'CKA_CLASS' and value == 'CKO_NSS_TRUST':</text:span></text:p>
      <text:p text:style-name="Standard"><text:span text:style-name="T4"><text:s text:c="8"/><text:tab/>in_trust = True</text:span></text:p>
      <text:p text:style-name="P2"/>
      <text:p text:style-name="Standard"><text:span text:style-name="T4"><text:s text:c="4"/><text:tab/>if in_trust:</text:span></text:p>
      <text:p text:style-name="Standard"><text:span text:style-name="T4"><text:s text:c="8"/><text:tab/>if field == 'CKA_TRUST_CODE_SIGNING' and value == 'CKT_NSS_TRUSTED_DELEGATOR':</text:span></text:p>
      <text:p text:style-name="Standard"><text:span text:style-name="T4"><text:s text:c="12"/><text:tab/>key = make_issuer_serial_key(obj)</text:span></text:p>
      <text:p text:style-name="Standard"><text:span text:style-name="T4"><text:s text:c="12"/><text:tab/>code_signing_whitelist.add(key)</text:span></text:p>
      <text:p text:style-name="P2"><text:soft-page-break/></text:p>
      <text:p text:style-name="Standard"><text:span text:style-name="T4"><text:s text:c="4"/><text:tab/>if type == 'MULTILINE_OCTAL':</text:span></text:p>
      <text:p text:style-name="Standard"><text:span text:style-name="T4"><text:s text:c="8"/><text:tab/>in_multiline = True</text:span></text:p>
      <text:p text:style-name="Standard"><text:span text:style-name="T4"><text:s text:c="8"/><text:tab/>value = ""</text:span></text:p>
      <text:p text:style-name="Standard"><text:span text:style-name="T4"><text:s text:c="8"/><text:tab/>continue</text:span></text:p>
      <text:p text:style-name="Standard"><text:span text:style-name="T4"><text:s text:c="4"/><text:tab/>obj[field] = value</text:span></text:p>
      <text:p text:style-name="P2"/>
      <text:p text:style-name="Standard"><text:span text:style-name="T4"><text:tab/># end of file reached, add the started obj, if it has data</text:span></text:p>
      <text:p text:style-name="Standard"><text:span text:style-name="T4"><text:tab/>if len(obj.items()) &gt; 0:</text:span></text:p>
      <text:p text:style-name="Standard"><text:span text:style-name="T4"><text:s text:c="4"/><text:tab/>codesign_reference_objects.append(obj)</text:span></text:p>
      <text:p text:style-name="Standard"><text:span text:style-name="T4"># end of PHASE: prepare code_signing_whitelist</text:span></text:p>
      <text:p text:style-name="P2"/>
      <text:p text:style-name="Standard"><text:span text:style-name="T4">out = open(options.output, 'w')</text:span></text:p>
      <text:p text:style-name="P2"/>
      <text:p text:style-name="Standard"><text:span text:style-name="T4"># PHASE: convert input</text:span></text:p>
      <text:p text:style-name="Standard"><text:span text:style-name="T4"># algorithm:</text:span></text:p>
      <text:p text:style-name="Standard"><text:span text:style-name="T4"># Write out all data from the input file, and process as requested</text:span></text:p>
      <text:p text:style-name="Standard"><text:span text:style-name="T4"># (adding codesigning, adding/removing ca-policy attribute,</text:span></text:p>
      <text:p text:style-name="Standard"><text:span text:style-name="T4"># <text:s/>and add trust either with always-legacy using standard trust flags,</text:span></text:p>
      <text:p text:style-name="Standard"><text:span text:style-name="T4"># <text:s/>or configure trust with legacy choice)</text:span></text:p>
      <text:p text:style-name="P2"/>
      <text:p text:style-name="Standard"><text:soft-page-break/><text:span text:style-name="T4">in_data, in_multiline, in_obj = False, False, False</text:span></text:p>
      <text:p text:style-name="Standard"><text:span text:style-name="T4">field, type, value, obj = None, None, None, dict()</text:span></text:p>
      <text:p text:style-name="Standard"><text:span text:style-name="T4">in_trust = False</text:span></text:p>
      <text:p text:style-name="Standard"><text:span text:style-name="T4">in_cert = False</text:span></text:p>
      <text:p text:style-name="Standard"><text:span text:style-name="T4">has_tls_trust = False</text:span></text:p>
      <text:p text:style-name="P2"/>
      <text:p text:style-name="Standard"><text:span text:style-name="T4">echo_line = False</text:span></text:p>
      <text:p text:style-name="Standard"><text:span text:style-name="T4">previous_line = ""</text:span></text:p>
      <text:p text:style-name="Standard"><text:span text:style-name="T4">legacy_server = ""</text:span></text:p>
      <text:p text:style-name="Standard"><text:span text:style-name="T4">legacy_email = ""</text:span></text:p>
      <text:p text:style-name="P2"/>
      <text:p text:style-name="Standard"><text:span text:style-name="T4">for line in open(options.input, 'r'):</text:span></text:p>
      <text:p text:style-name="Standard"><text:span text:style-name="T4"><text:tab/>if echo_line:</text:span></text:p>
      <text:p text:style-name="Standard"><text:span text:style-name="T4"><text:s text:c="4"/><text:tab/>out.write(previous_line)</text:span></text:p>
      <text:p text:style-name="P2"/>
      <text:p text:style-name="Standard"><text:span text:style-name="T4"><text:tab/>echo_line = True</text:span></text:p>
      <text:p text:style-name="Standard"><text:span text:style-name="T4"><text:tab/>previous_line = line</text:span></text:p>
      <text:p text:style-name="P2"/>
      <text:p text:style-name="Standard"><text:span text:style-name="T4"><text:tab/># Ignore the file header.</text:span></text:p>
      <text:p text:style-name="Standard"><text:span text:style-name="T4"><text:tab/>if not in_data:</text:span></text:p>
      <text:p text:style-name="Standard"><text:span text:style-name="T4"><text:s text:c="4"/><text:tab/>if line.startswith('BEGINDATA'):</text:span></text:p>
      <text:p text:style-name="Standard"><text:soft-page-break/><text:span text:style-name="T4"><text:s text:c="8"/><text:tab/>in_data = True</text:span></text:p>
      <text:p text:style-name="Standard"><text:span text:style-name="T4"><text:s text:c="4"/><text:tab/>continue</text:span></text:p>
      <text:p text:style-name="Standard"><text:span text:style-name="T4"><text:tab/># Ignore comment lines.</text:span></text:p>
      <text:p text:style-name="Standard"><text:span text:style-name="T4"><text:tab/>if line.startswith('#'):</text:span></text:p>
      <text:p text:style-name="Standard"><text:span text:style-name="T4"><text:s text:c="4"/><text:tab/>continue</text:span></text:p>
      <text:p text:style-name="Standard"><text:span text:style-name="T4"><text:tab/># Empty lines are significant if we are inside an object.</text:span></text:p>
      <text:p text:style-name="Standard"><text:span text:style-name="T4"><text:tab/>if len(line.strip()) == 0:</text:span></text:p>
      <text:p text:style-name="Standard"><text:span text:style-name="T4"><text:s text:c="4"/><text:tab/>if in_obj:</text:span></text:p>
      <text:p text:style-name="Standard"><text:span text:style-name="T4"><text:s text:c="8"/><text:tab/># end of object reached, add it, and reset</text:span></text:p>
      <text:p text:style-name="Standard"><text:span text:style-name="T4"><text:s text:c="8"/><text:tab/>if in_cert and options.with_ca_policy:</text:span></text:p>
      <text:p text:style-name="Standard"><text:span text:style-name="T4"><text:s text:c="12"/><text:tab/>out.write("CKA_NSS_MOZILLA_CA_POLICY CK_BBOOL CK_TRUE\n")</text:span></text:p>
      <text:p text:style-name="Standard"><text:span text:style-name="T4"><text:s text:c="8"/><text:tab/>obj = dict()</text:span></text:p>
      <text:p text:style-name="Standard"><text:span text:style-name="T4"><text:s text:c="8"/><text:tab/>in_obj = False</text:span></text:p>
      <text:p text:style-name="Standard"><text:span text:style-name="T4"><text:s text:c="8"/><text:tab/>in_trust = False</text:span></text:p>
      <text:p text:style-name="Standard"><text:span text:style-name="T4"><text:s text:c="8"/><text:tab/>in_cert = False</text:span></text:p>
      <text:p text:style-name="Standard"><text:span text:style-name="T4"><text:s text:c="8"/><text:tab/>has_tls_trust = False</text:span></text:p>
      <text:p text:style-name="Standard"><text:span text:style-name="T4"><text:s text:c="8"/><text:tab/>legacy_server = ""</text:span></text:p>
      <text:p text:style-name="Standard"><text:span text:style-name="T4"><text:s text:c="8"/><text:tab/>legacy_email = ""</text:span></text:p>
      <text:p text:style-name="Standard"><text:span text:style-name="T4"><text:s text:c="4"/><text:tab/>continue</text:span></text:p>
      <text:p text:style-name="P2"/>
      <text:p text:style-name="Standard"><text:span text:style-name="T4"><text:tab/>if in_multiline:</text:span></text:p>
      <text:p text:style-name="Standard"><text:soft-page-break/><text:span text:style-name="T4"><text:s text:c="4"/><text:tab/>if not line.startswith('END'):</text:span></text:p>
      <text:p text:style-name="Standard"><text:span text:style-name="T4"><text:s text:c="8"/><text:tab/>if type == 'MULTILINE_OCTAL':</text:span></text:p>
      <text:p text:style-name="Standard"><text:span text:style-name="T4"><text:s text:c="12"/><text:tab/>line = line.strip()</text:span></text:p>
      <text:p text:style-name="Standard"><text:span text:style-name="T4"><text:s text:c="12"/><text:tab/>for i in re.finditer(r'\\([0-3][0-7][0-7])', line):</text:span></text:p>
      <text:p text:style-name="Standard"><text:span text:style-name="T4"><text:s text:c="16"/><text:tab/>value += chr(int(i.group(1), 8))</text:span></text:p>
      <text:p text:style-name="Standard"><text:span text:style-name="T4"><text:s text:c="8"/><text:tab/>else:</text:span></text:p>
      <text:p text:style-name="Standard"><text:span text:style-name="T4"><text:s text:c="12"/><text:tab/>value += line</text:span></text:p>
      <text:p text:style-name="Standard"><text:span text:style-name="T4"><text:s text:c="8"/><text:tab/>continue</text:span></text:p>
      <text:p text:style-name="Standard"><text:span text:style-name="T4"><text:s text:c="4"/><text:tab/>obj[field] = value</text:span></text:p>
      <text:p text:style-name="Standard"><text:span text:style-name="T4"><text:s text:c="4"/><text:tab/>in_multiline = False</text:span></text:p>
      <text:p text:style-name="Standard"><text:span text:style-name="T4"><text:s text:c="4"/><text:tab/>continue</text:span></text:p>
      <text:p text:style-name="Standard"><text:span text:style-name="T4"><text:tab/>if line.startswith('CKA_CLASS'):</text:span></text:p>
      <text:p text:style-name="Standard"><text:span text:style-name="T4"><text:s text:c="4"/><text:tab/>in_obj = True</text:span></text:p>
      <text:p text:style-name="Standard"><text:span text:style-name="T4"><text:tab/>line_parts = line.strip().split(' ', 2)</text:span></text:p>
      <text:p text:style-name="Standard"><text:span text:style-name="T4"><text:tab/>if len(line_parts) &gt; 2:</text:span></text:p>
      <text:p text:style-name="Standard"><text:span text:style-name="T4"><text:s text:c="4"/><text:tab/>field, type = line_parts[0:2]</text:span></text:p>
      <text:p text:style-name="Standard"><text:span text:style-name="T4"><text:s text:c="4"/><text:tab/>value = ' '.join(line_parts[2:])</text:span></text:p>
      <text:p text:style-name="Standard"><text:span text:style-name="T4"><text:tab/>elif len(line_parts) == 2:</text:span></text:p>
      <text:p text:style-name="Standard"><text:span text:style-name="T4"><text:s text:c="4"/><text:tab/>field, type = line_parts</text:span></text:p>
      <text:p text:style-name="Standard"><text:span text:style-name="T4"><text:s text:c="4"/><text:tab/>value = None</text:span></text:p>
      <text:p text:style-name="Standard"><text:span text:style-name="T4"><text:tab/>else:</text:span></text:p>
      <text:p text:style-name="Standard"><text:soft-page-break/><text:span text:style-name="T4"><text:s text:c="4"/><text:tab/>raise NotImplementedError, 'line_parts &lt; 2 not supported.\n' + line</text:span></text:p>
      <text:p text:style-name="P2"/>
      <text:p text:style-name="Standard"><text:span text:style-name="T4"><text:tab/>if field == 'CKA_NSS_MOZILLA_CA_POLICY':</text:span></text:p>
      <text:p text:style-name="Standard"><text:span text:style-name="T4"><text:s text:c="4"/><text:tab/># Skip. We'll add that later, if requested by options.with_ca_policy</text:span></text:p>
      <text:p text:style-name="Standard"><text:span text:style-name="T4"><text:s text:c="4"/><text:tab/>echo_line = False</text:span></text:p>
      <text:p text:style-name="Standard"><text:span text:style-name="T4"><text:s text:c="4"/><text:tab/>continue</text:span></text:p>
      <text:p text:style-name="P2"/>
      <text:p text:style-name="Standard"><text:span text:style-name="T4"><text:tab/>if field == 'CKA_CLASS':</text:span></text:p>
      <text:p text:style-name="Standard"><text:span text:style-name="T4"><text:s text:c="4"/><text:tab/>if value == 'CKO_NSS_TRUST':</text:span></text:p>
      <text:p text:style-name="Standard"><text:span text:style-name="T4"><text:s text:c="8"/><text:tab/>in_trust = True</text:span></text:p>
      <text:p text:style-name="Standard"><text:span text:style-name="T4"><text:s text:c="4"/><text:tab/>elif value == 'CKO_CERTIFICATE':</text:span></text:p>
      <text:p text:style-name="Standard"><text:span text:style-name="T4"><text:s text:c="8"/><text:tab/>in_cert = True</text:span></text:p>
      <text:p text:style-name="P2"/>
      <text:p text:style-name="Standard"><text:span text:style-name="T4"><text:tab/>if in_trust:</text:span></text:p>
      <text:p text:style-name="Standard"><text:span text:style-name="T4"><text:s text:c="4"/><text:tab/># This script strictly relies on the ordering of the trust</text:span></text:p>
      <text:p text:style-name="Standard"><text:span text:style-name="T4"><text:s text:c="4"/><text:tab/># attributes in certdata.txt, it assumes that CKA_TRUST_SERVER_AUTH</text:span></text:p>
      <text:p text:style-name="Standard"><text:span text:style-name="T4"><text:s text:c="4"/><text:tab/># is listed before CKA_TRUST_CODE_SIGNING.</text:span></text:p>
      <text:p text:style-name="P2"/>
      <text:p text:style-name="Standard"><text:span text:style-name="T4"><text:s text:c="4"/><text:tab/>if field == 'CKA_TRUST_SERVER_AUTH':</text:span></text:p>
      <text:p text:style-name="Standard"><text:span text:style-name="T4"><text:s text:c="8"/><text:tab/>legacy_server = "LEGACY_" + line</text:span></text:p>
      <text:p text:style-name="Standard"><text:span text:style-name="T4"><text:s text:c="8"/><text:tab/>if value == 'CKT_NSS_TRUSTED_DELEGATOR':</text:span></text:p>
      <text:p text:style-name="Standard"><text:soft-page-break/><text:span text:style-name="T4"><text:s text:c="12"/><text:tab/>has_tls_trust = True</text:span></text:p>
      <text:p text:style-name="P2"/>
      <text:p text:style-name="Standard"><text:span text:style-name="T4"><text:s text:c="4"/><text:tab/>if field == 'CKA_TRUST_EMAIL_PROTECTION':</text:span></text:p>
      <text:p text:style-name="Standard"><text:span text:style-name="T4"><text:s text:c="8"/><text:tab/>legacy_email = "LEGACY_" + line</text:span></text:p>
      <text:p text:style-name="P2"/>
      <text:p text:style-name="Standard"><text:span text:style-name="T4"><text:s text:c="4"/><text:tab/>if field == 'CKA_TRUST_CODE_SIGNING' and has_tls_trust:</text:span></text:p>
      <text:p text:style-name="Standard"><text:span text:style-name="T4"><text:s text:c="8"/><text:tab/>key = make_issuer_serial_key(obj)</text:span></text:p>
      <text:p text:style-name="Standard"><text:span text:style-name="T4"><text:s text:c="8"/><text:tab/># if options.add_legacy_codesign is false, then code_signing_whitelist is empty</text:span></text:p>
      <text:p text:style-name="Standard"><text:span text:style-name="T4"><text:s text:c="8"/><text:tab/># and the existing line will be used</text:span></text:p>
      <text:p text:style-name="Standard"><text:span text:style-name="T4"><text:s text:c="8"/><text:tab/>if key in code_signing_whitelist:</text:span></text:p>
      <text:p text:style-name="Standard"><text:span text:style-name="T4"><text:s text:c="12"/><text:tab/>echo_line = False</text:span></text:p>
      <text:p text:style-name="Standard"><text:span text:style-name="T4"><text:s text:c="12"/><text:tab/>if (options.with_legacy_choice):</text:span></text:p>
      <text:p text:style-name="Standard"><text:span text:style-name="T4"><text:s text:c="16"/><text:tab/>out.write(line)</text:span></text:p>
      <text:p text:style-name="Standard"><text:span text:style-name="T4"><text:s text:c="16"/><text:tab/>out.write(legacy_server);</text:span></text:p>
      <text:p text:style-name="Standard"><text:span text:style-name="T4"><text:s text:c="16"/><text:tab/>out.write(legacy_email);</text:span></text:p>
      <text:p text:style-name="Standard"><text:span text:style-name="T4"><text:s text:c="16"/><text:tab/>out.write("LEGACY_CKA_TRUST_CODE_SIGNING " + type + " CKT_NSS_TRUSTED_DELEGATOR\n")</text:span></text:p>
      <text:p text:style-name="Standard"><text:span text:style-name="T4"><text:s text:c="12"/><text:tab/>else:</text:span></text:p>
      <text:p text:style-name="Standard"><text:span text:style-name="T4"><text:s text:c="16"/><text:tab/>out.write("CKA_TRUST_CODE_SIGNING " + type + " CKT_NSS_TRUSTED_DELEGATOR\n")</text:span></text:p>
      <text:p text:style-name="P2"/>
      <text:p text:style-name="Standard"><text:span text:style-name="T4"><text:tab/>if type == 'MULTILINE_OCTAL':</text:span></text:p>
      <text:p text:style-name="Standard"><text:span text:style-name="T4"><text:s text:c="4"/><text:tab/>in_multiline = True</text:span></text:p>
      <text:p text:style-name="Standard"><text:soft-page-break/><text:span text:style-name="T4"><text:s text:c="4"/><text:tab/>value = ""</text:span></text:p>
      <text:p text:style-name="Standard"><text:span text:style-name="T4"><text:s text:c="4"/><text:tab/>continue</text:span></text:p>
      <text:p text:style-name="Standard"><text:span text:style-name="T4"><text:tab/>obj[field] = value</text:span></text:p>
      <text:p text:style-name="P2"/>
      <text:p text:style-name="Standard"><text:span text:style-name="T4">if echo_line:</text:span></text:p>
      <text:p text:style-name="Standard"><text:span text:style-name="T4"><text:tab/>out.write(previous_line)</text:span></text:p>
      <text:p text:style-name="Standard"><text:span text:style-name="T4">if in_cert and options.with_ca_policy:</text:span></text:p>
      <text:p text:style-name="Standard"><text:span text:style-name="T4"><text:tab/>out.write("CKA_NSS_MOZILLA_CA_POLICY CK_BBOOL CK_TRUE\n")</text:span></text:p>
      <text:p text:style-name="Standard"><text:span text:style-name="T4"># end of PHASE: convert input</text:span></text:p>
      <text:p text:style-name="P2"/>
      <text:p text:style-name="Standard"><text:span text:style-name="T4"># PHASE: append 1024bit with adjustments</text:span></text:p>
      <text:p text:style-name="Standard"><text:span text:style-name="T4"># We don't adjust the codesigning attributes for the 1024bit CAs.</text:span></text:p>
      <text:p text:style-name="Standard"><text:span text:style-name="T4"># We do add the ca-policy attribute if necessary.</text:span></text:p>
      <text:p text:style-name="Standard"><text:span text:style-name="T4"># We adjust the trust based on options.with_legacy_choice</text:span></text:p>
      <text:p text:style-name="P2"/>
      <text:p text:style-name="Standard"><text:span text:style-name="T4">in_multiline, in_obj = False, False</text:span></text:p>
      <text:p text:style-name="Standard"><text:span text:style-name="T4">field, type, value, obj = None, None, None, dict()</text:span></text:p>
      <text:p text:style-name="Standard"><text:span text:style-name="T4">in_trust = False</text:span></text:p>
      <text:p text:style-name="Standard"><text:span text:style-name="T4">in_cert = False</text:span></text:p>
      <text:p text:style-name="P2"/>
      <text:p text:style-name="Standard"><text:span text:style-name="T4">echo_line = False</text:span></text:p>
      <text:p text:style-name="Standard"><text:soft-page-break/><text:span text:style-name="T4">previous_line = ""</text:span></text:p>
      <text:p text:style-name="Standard"><text:span text:style-name="T4">legacy_server = ""</text:span></text:p>
      <text:p text:style-name="Standard"><text:span text:style-name="T4">legacy_email = ""</text:span></text:p>
      <text:p text:style-name="P2"/>
      <text:p text:style-name="Standard"><text:span text:style-name="T4">if options.add_legacy_1024bit:</text:span></text:p>
      <text:p text:style-name="Standard"><text:span text:style-name="T4"><text:tab/>for line in open(options.legacy_1024bit_input, 'r'):</text:span></text:p>
      <text:p text:style-name="Standard"><text:span text:style-name="T4"><text:s text:c="4"/><text:tab/>if echo_line:</text:span></text:p>
      <text:p text:style-name="Standard"><text:span text:style-name="T4"><text:s text:c="8"/><text:tab/>out.write(previous_line)</text:span></text:p>
      <text:p text:style-name="P2"/>
      <text:p text:style-name="Standard"><text:span text:style-name="T4"><text:s text:c="4"/><text:tab/>echo_line = True</text:span></text:p>
      <text:p text:style-name="Standard"><text:span text:style-name="T4"><text:s text:c="4"/><text:tab/>previous_line = line</text:span></text:p>
      <text:p text:style-name="P2"/>
      <text:p text:style-name="Standard"><text:span text:style-name="T4"><text:s text:c="4"/><text:tab/># Ignore comment lines.</text:span></text:p>
      <text:p text:style-name="Standard"><text:span text:style-name="T4"><text:s text:c="4"/><text:tab/>if line.startswith('#'):</text:span></text:p>
      <text:p text:style-name="Standard"><text:span text:style-name="T4"><text:s text:c="8"/><text:tab/>continue</text:span></text:p>
      <text:p text:style-name="Standard"><text:span text:style-name="T4"><text:s text:c="4"/><text:tab/># Empty lines are significant if we are inside an object.</text:span></text:p>
      <text:p text:style-name="Standard"><text:span text:style-name="T4"><text:s text:c="4"/><text:tab/>if len(line.strip()) == 0:</text:span></text:p>
      <text:p text:style-name="Standard"><text:span text:style-name="T4"><text:s text:c="8"/><text:tab/>if in_obj:</text:span></text:p>
      <text:p text:style-name="Standard"><text:span text:style-name="T4"><text:s text:c="12"/><text:tab/># end of object reached, add it, and reset</text:span></text:p>
      <text:p text:style-name="Standard"><text:span text:style-name="T4"><text:s text:c="12"/><text:tab/>if in_cert and options.with_ca_policy:</text:span></text:p>
      <text:p text:style-name="Standard"><text:span text:style-name="T4"><text:s text:c="16"/><text:tab/>out.write("CKA_NSS_MOZILLA_CA_POLICY CK_BBOOL CK_TRUE\n")</text:span></text:p>
      <text:p text:style-name="Standard"><text:soft-page-break/><text:span text:style-name="T4"><text:s text:c="12"/><text:tab/>obj = dict()</text:span></text:p>
      <text:p text:style-name="Standard"><text:span text:style-name="T4"><text:s text:c="12"/><text:tab/>in_obj = False</text:span></text:p>
      <text:p text:style-name="Standard"><text:span text:style-name="T4"><text:s text:c="12"/><text:tab/>in_trust = False</text:span></text:p>
      <text:p text:style-name="Standard"><text:span text:style-name="T4"><text:s text:c="12"/><text:tab/>in_cert = False</text:span></text:p>
      <text:p text:style-name="Standard"><text:span text:style-name="T4"><text:s text:c="12"/><text:tab/>legacy_server = ""</text:span></text:p>
      <text:p text:style-name="Standard"><text:span text:style-name="T4"><text:s text:c="12"/><text:tab/>legacy_email = ""</text:span></text:p>
      <text:p text:style-name="Standard"><text:span text:style-name="T4"><text:s text:c="8"/><text:tab/>continue</text:span></text:p>
      <text:p text:style-name="P2"/>
      <text:p text:style-name="Standard"><text:span text:style-name="T4"><text:s text:c="4"/><text:tab/>if in_multiline:</text:span></text:p>
      <text:p text:style-name="Standard"><text:span text:style-name="T4"><text:s text:c="8"/><text:tab/>if not line.startswith('END'):</text:span></text:p>
      <text:p text:style-name="Standard"><text:span text:style-name="T4"><text:s text:c="12"/><text:tab/>if type == 'MULTILINE_OCTAL':</text:span></text:p>
      <text:p text:style-name="Standard"><text:span text:style-name="T4"><text:s text:c="16"/><text:tab/>line = line.strip()</text:span></text:p>
      <text:p text:style-name="Standard"><text:span text:style-name="T4"><text:s text:c="16"/><text:tab/>for i in re.finditer(r'\\([0-3][0-7][0-7])', line):</text:span></text:p>
      <text:p text:style-name="Standard"><text:span text:style-name="T4"><text:s text:c="20"/><text:tab/>value += chr(int(i.group(1), 8))</text:span></text:p>
      <text:p text:style-name="Standard"><text:span text:style-name="T4"><text:s text:c="12"/><text:tab/>else:</text:span></text:p>
      <text:p text:style-name="Standard"><text:span text:style-name="T4"><text:s text:c="16"/><text:tab/>value += line</text:span></text:p>
      <text:p text:style-name="Standard"><text:span text:style-name="T4"><text:s text:c="12"/><text:tab/>continue</text:span></text:p>
      <text:p text:style-name="Standard"><text:span text:style-name="T4"><text:s text:c="8"/><text:tab/>obj[field] = value</text:span></text:p>
      <text:p text:style-name="Standard"><text:span text:style-name="T4"><text:s text:c="8"/><text:tab/>in_multiline = False</text:span></text:p>
      <text:p text:style-name="Standard"><text:span text:style-name="T4"><text:s text:c="8"/><text:tab/>continue</text:span></text:p>
      <text:p text:style-name="Standard"><text:span text:style-name="T4"><text:s text:c="4"/><text:tab/>if line.startswith('CKA_CLASS'):</text:span></text:p>
      <text:p text:style-name="Standard"><text:soft-page-break/><text:span text:style-name="T4"><text:s text:c="8"/><text:tab/>in_obj = True</text:span></text:p>
      <text:p text:style-name="Standard"><text:span text:style-name="T4"><text:s text:c="4"/><text:tab/>line_parts = line.strip().split(' ', 2)</text:span></text:p>
      <text:p text:style-name="Standard"><text:span text:style-name="T4"><text:s text:c="4"/><text:tab/>if len(line_parts) &gt; 2:</text:span></text:p>
      <text:p text:style-name="Standard"><text:span text:style-name="T4"><text:s text:c="8"/><text:tab/>field, type = line_parts[0:2]</text:span></text:p>
      <text:p text:style-name="Standard"><text:span text:style-name="T4"><text:s text:c="8"/><text:tab/>value = ' '.join(line_parts[2:])</text:span></text:p>
      <text:p text:style-name="Standard"><text:span text:style-name="T4"><text:s text:c="4"/><text:tab/>elif len(line_parts) == 2:</text:span></text:p>
      <text:p text:style-name="Standard"><text:span text:style-name="T4"><text:s text:c="8"/><text:tab/>field, type = line_parts</text:span></text:p>
      <text:p text:style-name="Standard"><text:span text:style-name="T4"><text:s text:c="8"/><text:tab/>value = None</text:span></text:p>
      <text:p text:style-name="Standard"><text:span text:style-name="T4"><text:s text:c="4"/><text:tab/>else:</text:span></text:p>
      <text:p text:style-name="Standard"><text:span text:style-name="T4"><text:s text:c="8"/><text:tab/>raise NotImplementedError, 'line_parts &lt; 2 not supported.\n' + line</text:span></text:p>
      <text:p text:style-name="P2"/>
      <text:p text:style-name="Standard"><text:span text:style-name="T4"><text:s text:c="4"/><text:tab/>if field == 'CKA_NSS_MOZILLA_CA_POLICY':</text:span></text:p>
      <text:p text:style-name="Standard"><text:span text:style-name="T4"><text:s text:c="8"/><text:tab/># Skip. We'll add that later, if requested by options.with_ca_policy</text:span></text:p>
      <text:p text:style-name="Standard"><text:span text:style-name="T4"><text:s text:c="8"/><text:tab/>echo_line = False</text:span></text:p>
      <text:p text:style-name="Standard"><text:span text:style-name="T4"><text:s text:c="8"/><text:tab/>continue</text:span></text:p>
      <text:p text:style-name="P2"/>
      <text:p text:style-name="Standard"><text:span text:style-name="T4"><text:s text:c="4"/><text:tab/>if field == 'CKA_CLASS':</text:span></text:p>
      <text:p text:style-name="Standard"><text:span text:style-name="T4"><text:s text:c="8"/><text:tab/>if value == 'CKO_NSS_TRUST':</text:span></text:p>
      <text:p text:style-name="Standard"><text:span text:style-name="T4"><text:s text:c="12"/><text:tab/>in_trust = True</text:span></text:p>
      <text:p text:style-name="Standard"><text:span text:style-name="T4"><text:s text:c="8"/><text:tab/>elif value == 'CKO_CERTIFICATE':</text:span></text:p>
      <text:p text:style-name="Standard"><text:span text:style-name="T4"><text:s text:c="12"/><text:tab/>in_cert = True</text:span></text:p>
      <text:p text:style-name="P2"><text:soft-page-break/></text:p>
      <text:p text:style-name="Standard"><text:span text:style-name="T4"><text:s text:c="4"/><text:tab/>if in_trust and not options.with_legacy_choice:</text:span></text:p>
      <text:p text:style-name="Standard"><text:span text:style-name="T4"><text:s text:c="8"/><text:tab/># This script strictly relies on the ordering of the trust</text:span></text:p>
      <text:p text:style-name="Standard"><text:span text:style-name="T4"><text:s text:c="8"/><text:tab/># attributes in certdata.txt, it assumes that CKA_TRUST_SERVER_AUTH</text:span></text:p>
      <text:p text:style-name="Standard"><text:span text:style-name="T4"><text:s text:c="8"/><text:tab/># is listed before CKA_TRUST_CODE_SIGNING.</text:span></text:p>
      <text:p text:style-name="Standard"><text:span text:style-name="T4"><text:s text:c="7"/><text:tab/> </text:span></text:p>
      <text:p text:style-name="Standard"><text:span text:style-name="T4"><text:s text:c="8"/><text:tab/># remove CKA_TRUST_*; change LEGACY_CKA_TRUST_* to CKA_TRUST_*</text:span></text:p>
      <text:p text:style-name="P2"/>
      <text:p text:style-name="Standard"><text:span text:style-name="T4"><text:s text:c="8"/><text:tab/>if (field == 'CKA_TRUST_SERVER_AUTH' or</text:span></text:p>
      <text:p text:style-name="Standard"><text:span text:style-name="T4"><text:s text:c="12"/><text:tab/>field == 'CKA_TRUST_EMAIL_PROTECTION' or</text:span></text:p>
      <text:p text:style-name="Standard"><text:span text:style-name="T4"><text:s text:c="12"/><text:tab/>field == 'CKA_TRUST_CODE_SIGNING'):</text:span></text:p>
      <text:p text:style-name="Standard"><text:span text:style-name="T4"><text:s text:c="12"/><text:tab/>echo_line = False</text:span></text:p>
      <text:p text:style-name="Standard"><text:span text:style-name="T4"><text:s text:c="12"/><text:tab/>continue</text:span></text:p>
      <text:p text:style-name="P2"/>
      <text:p text:style-name="Standard"><text:span text:style-name="T4"><text:s text:c="8"/><text:tab/>if (field == 'LEGACY_CKA_TRUST_SERVER_AUTH' or</text:span></text:p>
      <text:p text:style-name="Standard"><text:span text:style-name="T4"><text:s text:c="12"/><text:tab/>field == 'LEGACY_CKA_TRUST_EMAIL_PROTECTION' or</text:span></text:p>
      <text:p text:style-name="Standard"><text:span text:style-name="T4"><text:s text:c="12"/><text:tab/>field == 'LEGACY_CKA_TRUST_CODE_SIGNING'):</text:span></text:p>
      <text:p text:style-name="Standard"><text:span text:style-name="T4"><text:s text:c="12"/><text:tab/># strip 'LEGACY_' from beginning of the line that will get echoed</text:span></text:p>
      <text:p text:style-name="Standard"><text:span text:style-name="T4"><text:s text:c="12"/><text:tab/>remainder_start_position = len('LEGACY_')</text:span></text:p>
      <text:p text:style-name="Standard"><text:span text:style-name="T4"><text:s text:c="12"/><text:tab/>previous_line = previous_line[remainder_start_position:]</text:span></text:p>
      <text:p text:style-name="P2"/>
      <text:p text:style-name="Standard"><text:soft-page-break/><text:span text:style-name="T4"><text:s text:c="4"/><text:tab/>if type == 'MULTILINE_OCTAL':</text:span></text:p>
      <text:p text:style-name="Standard"><text:span text:style-name="T4"><text:s text:c="8"/><text:tab/>in_multiline = True</text:span></text:p>
      <text:p text:style-name="Standard"><text:span text:style-name="T4"><text:s text:c="8"/><text:tab/>value = ""</text:span></text:p>
      <text:p text:style-name="Standard"><text:span text:style-name="T4"><text:s text:c="8"/><text:tab/>continue</text:span></text:p>
      <text:p text:style-name="Standard"><text:span text:style-name="T4"><text:s text:c="4"/><text:tab/>obj[field] = value</text:span></text:p>
      <text:p text:style-name="P2"/>
      <text:p text:style-name="Standard"><text:span text:style-name="T4"><text:tab/>if echo_line:</text:span></text:p>
      <text:p text:style-name="Standard"><text:span text:style-name="T4"><text:s text:c="4"/><text:tab/>out.write(previous_line)</text:span></text:p>
      <text:p text:style-name="Standard"><text:span text:style-name="T4"><text:tab/>if in_cert and options.with_ca_policy:</text:span></text:p>
      <text:p text:style-name="Standard"><text:span text:style-name="T4"><text:s text:c="4"/><text:tab/>out.write("CKA_NSS_MOZILLA_CA_POLICY CK_BBOOL CK_TRUE\n")</text:span></text:p>
      <text:p text:style-name="P2"/>
      <text:p text:style-name="Standard"><text:span text:style-name="T4"># end of PHASE: append 1024bit with adjustments</text:span></text:p>
      <text:p text:style-name="P2"/>
      <text:p text:style-name="Standard"><text:span text:style-name="T4">out.close()</text:span></text:p>
      <text:p text:style-name="P2"/>
      <text:p text:style-name="P2"/>
      <text:p text:style-name="P16"><text:bookmark text:name="_zghk1t6cx6xk"/>RHEL 5</text:p>
      <text:p text:style-name="Standard">Use the old branch ca-certificates/rhel-6.6 for preparing the ca trust data for openssl on rhel 5</text:p>
      <text:p text:style-name="Standard"/>
      <text:p text:style-name="Standard">Edit ca-certificates.spec and disable/remove the following line:</text:p>
      <text:p text:style-name="P13">#BuildRequires: java-1.6.0-openjdk</text:p>
      <text:p text:style-name="Standard"/>
      <text:p text:style-name="Standard">Use the new upstream certdata.txt that you want to use as input for RHEL 5, and perform this initial preparation step (using the script we described in the previous chapter):</text:p>
      <text:p text:style-name="P14">./certdata-upstream-to-certdata-rhel.py --input new-upstream-certdata.txt --output prepared-for-rhel5-certdata.txt --add-legacy-1024bit --without-legacy-choice --without-ca-policy-attribute</text:p>
      <text:p text:style-name="Standard"/>
      <text:p text:style-name="Standard">Copy the resulting prepared-for-rhel5-certdata.txt into the ca-certificates/rhel-6.6 directory as file certdata.txt, and also copy nssckbi.h from upstream.</text:p>
      <text:p text:style-name="Standard"/>
      <text:p text:style-name="Standard">Execute command:</text:p>
      <text:p text:style-name="P13">rhpkg local</text:p>
      <text:p text:style-name="Standard">We don’t care about the resulting rpm file it creates. We’re interested in the temporary data that the build scripts created in subdirectory ca-certificates, which we will process further.</text:p>
      <text:p text:style-name="Standard"/>
      <text:p text:style-name="Standard">Obtain the script described as: "helper script to combine output of certdata2pem.py".</text:p>
      <text:p text:style-name="Standard">See bug 1200263 comment 9, which contains attachment 1016079.</text:p>
      <text:p text:style-name="Standard"><text:a xlink:type="simple" xlink:href="https://bugzilla.redhat.com/attachment.cgi?id=1016079" text:style-name="ListLabel_20_28" text:visited-style-name="ListLabel_20_28"><text:span text:style-name="T1">https://bugzilla.redhat.com/attachment.cgi?id=1016079</text:span></text:a></text:p>
      <text:p text:style-name="Standard"/>
      <text:p text:style-name="Standard">Save the file, filename "doit.sh", into the ca-certificates subdirectory (which was created by the previous command), and execute it:</text:p>
      <text:p text:style-name="P13">chmod +x doit.sh</text:p>
      <text:p text:style-name="P13"><text:soft-page-break/>./doit.sh</text:p>
      <text:p text:style-name="Standard"/>
      <text:p text:style-name="Standard">It creates a new file: trusted_all_bundle</text:p>
      <text:p text:style-name="Standard"/>
      <text:p text:style-name="Standard">We’re almost done. As a last step, we sort this file, using an old file as a reference.</text:p>
      <text:p text:style-name="Standard">(The sorting isn't required for functionality, but it allows you to more easily compare and review the update.)</text:p>
      <text:p text:style-name="Standard"/>
      <text:p text:style-name="Standard">To perform the sorting, get the script described as: "helper script to create identically sorted files".</text:p>
      <text:p text:style-name="Standard">See bug 1200263 comment 10, which contains attachment 1016080.</text:p>
      <text:p text:style-name="Standard"><text:a xlink:type="simple" xlink:href="https://bugzilla.redhat.com/attachment.cgi?id=1016080" text:style-name="ListLabel_20_28" text:visited-style-name="ListLabel_20_28"><text:span text:style-name="T1">https://bugzilla.redhat.com/attachment.cgi?id=1016080</text:span></text:a></text:p>
      <text:p text:style-name="Standard"/>
      <text:p text:style-name="Standard">Save the file, filename "sort-bundle.py" and save it into the same subdirectory.</text:p>
      <text:p text:style-name="Standard"/>
      <text:p text:style-name="Standard">Copy the previously shipped rhel 5 bundle to the same directory.</text:p>
      <text:p text:style-name="Standard">cp openssl/rhel-5.11/ca-bundle.crt old-rhel5-bundle.crt</text:p>
      <text:p text:style-name="Standard"/>
      <text:p text:style-name="Standard">Edit file sort-bundle.py to adjust filenames</text:p>
      <text:p text:style-name="Standard">read_into_array('old-rhel5-bundle.crt', old_file)</text:p>
      <text:p text:style-name="Standard">read_into_array('trusted_all_bundle', new_file)</text:p>
      <text:p text:style-name="Standard"/>
      <text:p text:style-name="Standard">Run</text:p>
      <text:p text:style-name="P13"><text:soft-page-break/>python sort-bundle.py</text:p>
      <text:p text:style-name="Standard"/>
      <text:p text:style-name="Standard">It creates new file: sorted-new</text:p>
      <text:p text:style-name="Standard">This is what you want for the rhel 5 package.</text:p>
      <text:p text:style-name="Standard"/>
      <text:p text:style-name="Standard">To review, compare old-rhel5-bundle.crt with sorted-new</text:p>
      <text:p text:style-name="Standard"/>
      <text:p text:style-name="Standard">To use it, copy file sorted-new to openssl/rhel-5.11/ca-bundle.crt</text:p>
      <text:p text:style-name="Standard"/>
      <text:p text:style-name="Standard"/>
      <text:p text:style-name="Standard"/>
      <text:p text:style-name="P16"><text:bookmark text:name="_s1xb86otzump"/>Script doit.sh</text:p>
      <text:p text:style-name="Standard"><text:span text:style-name="T4">rm neutral<text:line-break/>rm info.trust<text:line-break/>rm info.distrust<text:line-break/>rm info.notrust<text:line-break/>rm trusted_all_bundle<text:line-break/> touch neutral<text:line-break/> for f in certs/*.crt; do <text:line-break/> <text:s text:c="2"/>echo "processing $f"<text:line-break/> <text:s text:c="2"/>tbits=`sed -n '/^# openssl-trust/{s/^.*=//;p;}' $f`<text:line-break/> <text:s text:c="2"/>distbits=`sed -n '/^# openssl-distrust/{s/^.*=//;p;}' $f`<text:line-break/> <text:s text:c="2"/>alias=`sed -n '/^# alias=/{s/^.*=//;p;q;}' $f | sed "s/'//g" | sed 's/"//g'`<text:line-break/> <text:s text:c="2"/>targs=""<text:line-break/> <text:s text:c="2"/>if [ -n "$tbits" ]; then<text:line-break/> <text:s text:c="5"/>for t in $tbits; do<text:line-break/> <text:s text:c="8"/>targs="${targs} -addtrust $t"<text:line-break/> <text:s text:c="5"/>done<text:line-break/> <text:s text:c="5"/>echo "trust flags $targs for $f" &gt;&gt; info.trust<text:line-break/> <text:s text:c="5"/>#openssl x509 -text -in "$f" -trustout $targs -setalias "$alias" &gt;&gt; trusted_all_bundle<text:line-break/> <text:s text:c="5"/>openssl x509 -text -fingerprint -md5 -in "$f" &gt;&gt; trusted_all_bundle<text:line-break/> <text:s text:c="2"/>fi<text:line-break/> <text:s text:c="2"/>if [ -n "$distbits" ]; then<text:line-break/> <text:s text:c="5"/>for t in $distbits; do<text:line-break/> <text:s text:c="8"/>targs="${targs} -addreject $t"<text:line-break/> <text:s text:c="5"/>done<text:line-break/> <text:s text:c="5"/>echo "disttrust flags $targs for $f" &gt;&gt; info.distrust<text:line-break/> <text:s text:c="2"/>fi<text:line-break/><text:line-break/> <text:s text:c="2"/>if [ -z "$targs" ]; then<text:line-break/> <text:s text:c="5"/>echo "no trust flags for $f" &gt;&gt; info.notrust<text:line-break/> <text:s text:c="5"/># p11-kit-trust defines empty trust lists as "rejected for all purposes".<text:line-break/> <text:s text:c="5"/># That's why we use the simple file format<text:line-break/> <text:s text:c="5"/># <text:s text:c="2"/>(BEGIN CERTIFICATE, no trust information)<text:line-break/> <text:s text:c="5"/># because p11-kit-trust will treat it as a certificate with neutral trust.<text:line-break/> <text:s text:c="5"/># This means we cannot use the -setalias feature for neutral trust certs.<text:line-break/> <text:s text:c="5"/>openssl x509 -text -fingerprint -md5 -in "$f" &gt;&gt; neutral<text:line-break/> <text:s text:c="2"/>fi<text:line-break/> done</text:span><text:line-break/></text:p>
      <text:p text:style-name="Standard"/>
      <text:p text:style-name="P16"><text:bookmark text:name="_inroufs6ukyi"/>Script sort-bundle.py</text:p>
      <text:p text:style-name="Standard"><text:span text:style-name="T4">#!/usr/bin/python<text:line-break/># vim:set et sw=4:<text:line-break/>#<text:line-break/># This program is free software; you can redistribute it and/or modify<text:line-break/># it under the terms of the GNU General Public License as published by<text:line-break/># the Free Software Foundation; either version 2 of the License, or<text:line-break/># (at your option) any later version.<text:line-break/>#<text:line-break/># This program is distributed in the hope that it will be useful,<text:line-break/># but WITHOUT ANY WARRANTY; without even the implied warranty of<text:line-break/># MERCHANTABILITY or FITNESS FOR A PARTICULAR PURPOSE. <text:s/>See the<text:line-break/># GNU General Public License for more details.<text:line-break/>#<text:line-break/># You should have received a copy of the GNU General Public License<text:line-break/># along with this program; if not, write to the Free Software<text:line-break/># Foundation, Inc., 51 Franklin St, Fifth Floor, Boston, MA 02110-1301,<text:line-break/># USA.<text:line-break/><text:line-break/>import base64<text:line-break/>import os.path<text:line-break/>import re<text:line-break/>import sys<text:line-break/>import textwrap<text:line-break/>import urllib<text:line-break/>import tempfile<text:line-break/>import commands<text:line-break/>import os<text:line-break/><text:line-break/>import epdb<text:line-break/>#epdb.set_trace()<text:line-break/><text:line-break/>old_file = []<text:line-break/>new_file = []<text:line-break/><text:line-break/>field, type, value, obj = None, None, None, dict()<text:line-break/><text:line-break/>def read_into_array( filename, array ):<text:line-break/> <text:s text:c="3"/>pem = "";<text:line-break/> <text:s text:c="3"/>in_pem = False<text:line-break/> <text:s text:c="3"/>for line in open(filename, 'r'):<text:line-break/> <text:s text:c="7"/># Ignore comment lines.<text:line-break/> <text:s text:c="7"/>if line.startswith('#'):<text:line-break/> <text:s text:c="11"/>continue<text:line-break/> <text:s text:c="7"/>line = line.strip()<text:line-break/> <text:s text:c="7"/>if len(line) == 0:<text:line-break/> <text:s text:c="11"/>continue<text:line-break/> <text:s text:c="7"/>if not in_pem and line == "-----BEGIN CERTIFICATE-----":<text:line-break/> <text:s text:c="11"/>in_pem = True;<text:line-break/> <text:s text:c="11"/>pem = line + "\n";<text:line-break/> <text:s text:c="11"/>continue<text:line-break/> <text:s text:c="7"/>if in_pem and line == "-----END CERTIFICATE-----":<text:line-break/> <text:s text:c="11"/>in_pem = False;<text:line-break/> <text:s text:c="11"/>pem += line + "\n";<text:line-break/> <text:s text:c="11"/>array.append(pem);<text:line-break/> <text:s text:c="11"/>continue<text:line-break/> <text:s text:c="7"/>if not in_pem:<text:line-break/> <text:s text:c="11"/>continue;<text:line-break/> <text:s text:c="7"/>pem += line + "\n";<text:line-break/><text:line-break/>def add_cert_to_file(cert_pem_string, file_handle):<text:line-break/> <text:s text:c="3"/>tf = tempfile.NamedTemporaryFile(delete=False)<text:line-break/> <text:s text:c="3"/>tf.write(cert_pem_string)<text:line-break/> <text:s text:c="3"/>tf.flush()<text:line-break/> <text:s text:c="3"/>tf.close()<text:line-break/> <text:s text:c="3"/>output = commands.getoutput("openssl x509 -text -fingerprint -md5 -in %s" % (tf.name))<text:line-break/> <text:s text:c="3"/>file_handle.write(output)<text:line-break/> <text:s text:c="3"/>file_handle.write("\n")<text:line-break/> <text:s text:c="3"/>os.unlink(tf.name)<text:line-break/><text:line-break/>def output_into_file( filename, array ):<text:line-break/> <text:s text:c="3"/>f = open(filename, 'w')<text:line-break/> <text:s text:c="3"/>for obj in array:<text:line-break/> <text:s text:c="7"/>add_cert_to_file(obj, f)<text:line-break/> <text:s text:c="3"/>f.close()<text:line-break/><text:line-break/><text:line-break/>read_into_array('old-ca-bundle-pre-2.3.crt', old_file)<text:line-break/>read_into_array('unsorted-ca-bundle-2.3.crt', new_file)<text:line-break/><text:line-break/>output_into_file('test-old', old_file)<text:line-break/>#output_into_file('test-new', new_file)<text:line-break/><text:line-break/>f = open('sorted-new', 'w');<text:line-break/><text:line-break/>only_in_new = []<text:line-break/>in_new_and_old = []<text:line-break/><text:line-break/>for new in new_file:<text:line-break/> <text:s text:c="3"/>found = False<text:line-break/> <text:s text:c="3"/>for old in old_file:<text:line-break/> <text:s text:c="7"/>if old == new:<text:line-break/> <text:s text:c="11"/>found = True<text:line-break/> <text:s text:c="11"/>break<text:line-break/> <text:s text:c="3"/>if found:<text:line-break/> <text:s text:c="7"/>in_new_and_old.append(new)<text:line-break/> <text:s text:c="3"/>else:<text:line-break/> <text:s text:c="7"/>only_in_new.append(new)<text:line-break/><text:line-break/>for old in old_file:<text:line-break/> <text:s text:c="3"/>for found_in_new in in_new_and_old:<text:line-break/> <text:s text:c="7"/>if old == found_in_new:<text:line-break/> <text:s text:c="11"/>add_cert_to_file(old, f)<text:line-break/><text:line-break/>for new in only_in_new:<text:line-break/> <text:s text:c="3"/>add_cert_to_file(new, f)<text:line-break/><text:line-break/>f.close()<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30" meta:paragraph-count="560" meta:word-count="3724" meta:character-count="28502" meta:non-whitespace-character-count="23042"/>
    <meta:generator>LibreOfficeDev/6.0.5.2$Linux_X86_64 LibreOffice_project/</meta:generator>
  </office:meta>
</office:document-meta>
</file>